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8.9406in" svg:height="1.7268in" svg:x="6.3689in" svg:y="0.2205in">
            <draw:object draw:notify-on-update-of-ranges="data.C3:data.C86 data.D3:data.D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5"/>
        <table:table-row table:style-name="ro1">
          <table:table-cell table:style-name="ce1" table:number-columns-repeated="4"/>
          <table:table-cell table:style-name="Default" office:value-type="float" office:value="5.4" calcext:value-type="float">
            <text:p>5.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85" calcext:value-type="float">
            <text:p>0.1785</text:p>
          </table:table-cell>
          <table:table-cell table:formula="of:=[.A3]/100" office:value-type="float" office:value="1" calcext:value-type="float">
            <text:p>1.000</text:p>
          </table:table-cell>
          <table:table-cell table:formula="of:=[.B3]/100" office:value-type="float" office:value="0.001785" calcext:value-type="float">
            <text:p>0.002</text:p>
          </table:table-cell>
          <table:table-cell table:formula="of:=[.D3]*[.$E$1]" office:value-type="float" office:value="0.009639" calcext:value-type="float">
            <text:p>0.009639</text:p>
          </table:table-cell>
          <table:table-cell table:formula="of:=[.C3]*[.$E$1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7.5028" calcext:value-type="float">
            <text:p>97.5028</text:p>
          </table:table-cell>
          <table:table-cell office:value-type="float" office:value="0.3652" calcext:value-type="float">
            <text:p>0.3652</text:p>
          </table:table-cell>
          <table:table-cell table:formula="of:=[.A4]/100" office:value-type="float" office:value="0.975028" calcext:value-type="float">
            <text:p>0.975</text:p>
          </table:table-cell>
          <table:table-cell table:formula="of:=[.B4]/100" office:value-type="float" office:value="0.003652" calcext:value-type="float">
            <text:p>0.004</text:p>
          </table:table-cell>
          <table:table-cell table:formula="of:=[.D4]*[.$E$1]" office:value-type="float" office:value="0.0197208" calcext:value-type="float">
            <text:p>0.0197208</text:p>
          </table:table-cell>
          <table:table-cell table:formula="of:=[.C4]*[.$E$1]" office:value-type="float" office:value="5.2651512" calcext:value-type="float">
            <text:p>5.2651512</text:p>
          </table:table-cell>
        </table:table-row>
        <table:table-row table:style-name="ro1">
          <table:table-cell office:value-type="float" office:value="95.0185" calcext:value-type="float">
            <text:p>95.0185</text:p>
          </table:table-cell>
          <table:table-cell office:value-type="float" office:value="0.5722" calcext:value-type="float">
            <text:p>0.5722</text:p>
          </table:table-cell>
          <table:table-cell table:formula="of:=[.A5]/100" office:value-type="float" office:value="0.950185" calcext:value-type="float">
            <text:p>0.950</text:p>
          </table:table-cell>
          <table:table-cell table:formula="of:=[.B5]/100" office:value-type="float" office:value="0.005722" calcext:value-type="float">
            <text:p>0.006</text:p>
          </table:table-cell>
          <table:table-cell table:formula="of:=[.D5]*[.$E$1]" office:value-type="float" office:value="0.0308988" calcext:value-type="float">
            <text:p>0.0308988</text:p>
          </table:table-cell>
          <table:table-cell table:formula="of:=[.C5]*[.$E$1]" office:value-type="float" office:value="5.130999" calcext:value-type="float">
            <text:p>5.130999</text:p>
          </table:table-cell>
        </table:table-row>
        <table:table-row table:style-name="ro1">
          <table:table-cell office:value-type="float" office:value="92.535" calcext:value-type="float">
            <text:p>92.535</text:p>
          </table:table-cell>
          <table:table-cell office:value-type="float" office:value="0.8012" calcext:value-type="float">
            <text:p>0.8012</text:p>
          </table:table-cell>
          <table:table-cell table:formula="of:=[.A6]/100" office:value-type="float" office:value="0.92535" calcext:value-type="float">
            <text:p>0.925</text:p>
          </table:table-cell>
          <table:table-cell table:formula="of:=[.B6]/100" office:value-type="float" office:value="0.008012" calcext:value-type="float">
            <text:p>0.008</text:p>
          </table:table-cell>
          <table:table-cell table:formula="of:=[.D6]*[.$E$1]" office:value-type="float" office:value="0.0432648" calcext:value-type="float">
            <text:p>0.0432648</text:p>
          </table:table-cell>
          <table:table-cell table:formula="of:=[.C6]*[.$E$1]" office:value-type="float" office:value="4.99689" calcext:value-type="float">
            <text:p>4.99689</text:p>
          </table:table-cell>
        </table:table-row>
        <table:table-row table:style-name="ro1">
          <table:table-cell office:value-type="float" office:value="90.0509" calcext:value-type="float">
            <text:p>90.0509</text:p>
          </table:table-cell>
          <table:table-cell office:value-type="float" office:value="1.0514" calcext:value-type="float">
            <text:p>1.0514</text:p>
          </table:table-cell>
          <table:table-cell table:formula="of:=[.A7]/100" office:value-type="float" office:value="0.900509" calcext:value-type="float">
            <text:p>0.901</text:p>
          </table:table-cell>
          <table:table-cell table:formula="of:=[.B7]/100" office:value-type="float" office:value="0.010514" calcext:value-type="float">
            <text:p>0.011</text:p>
          </table:table-cell>
          <table:table-cell table:formula="of:=[.D7]*[.$E$1]" office:value-type="float" office:value="0.0567756" calcext:value-type="float">
            <text:p>0.0567756</text:p>
          </table:table-cell>
          <table:table-cell table:formula="of:=[.C7]*[.$E$1]" office:value-type="float" office:value="4.8627486" calcext:value-type="float">
            <text:p>4.8627486</text:p>
          </table:table-cell>
        </table:table-row>
        <table:table-row table:style-name="ro1">
          <table:table-cell office:value-type="float" office:value="87.5699" calcext:value-type="float">
            <text:p>87.5699</text:p>
          </table:table-cell>
          <table:table-cell office:value-type="float" office:value="1.3211" calcext:value-type="float">
            <text:p>1.3211</text:p>
          </table:table-cell>
          <table:table-cell table:formula="of:=[.A8]/100" office:value-type="float" office:value="0.875699" calcext:value-type="float">
            <text:p>0.876</text:p>
          </table:table-cell>
          <table:table-cell table:formula="of:=[.B8]/100" office:value-type="float" office:value="0.013211" calcext:value-type="float">
            <text:p>0.013</text:p>
          </table:table-cell>
          <table:table-cell table:formula="of:=[.D8]*[.$E$1]" office:value-type="float" office:value="0.0713394" calcext:value-type="float">
            <text:p>0.0713394</text:p>
          </table:table-cell>
          <table:table-cell table:formula="of:=[.C8]*[.$E$1]" office:value-type="float" office:value="4.7287746" calcext:value-type="float">
            <text:p>4.7287746</text:p>
          </table:table-cell>
        </table:table-row>
        <table:table-row table:style-name="ro1">
          <table:table-cell office:value-type="float" office:value="85.097" calcext:value-type="float">
            <text:p>85.097</text:p>
          </table:table-cell>
          <table:table-cell office:value-type="float" office:value="1.6086" calcext:value-type="float">
            <text:p>1.6086</text:p>
          </table:table-cell>
          <table:table-cell table:formula="of:=[.A9]/100" office:value-type="float" office:value="0.85097" calcext:value-type="float">
            <text:p>0.851</text:p>
          </table:table-cell>
          <table:table-cell table:formula="of:=[.B9]/100" office:value-type="float" office:value="0.016086" calcext:value-type="float">
            <text:p>0.016</text:p>
          </table:table-cell>
          <table:table-cell table:formula="of:=[.D9]*[.$E$1]" office:value-type="float" office:value="0.0868644" calcext:value-type="float">
            <text:p>0.0868644</text:p>
          </table:table-cell>
          <table:table-cell table:formula="of:=[.C9]*[.$E$1]" office:value-type="float" office:value="4.595238" calcext:value-type="float">
            <text:p>4.595238</text:p>
          </table:table-cell>
        </table:table-row>
        <table:table-row table:style-name="ro1">
          <table:table-cell office:value-type="float" office:value="82.6309" calcext:value-type="float">
            <text:p>82.6309</text:p>
          </table:table-cell>
          <table:table-cell office:value-type="float" office:value="1.9139" calcext:value-type="float">
            <text:p>1.9139</text:p>
          </table:table-cell>
          <table:table-cell table:formula="of:=[.A10]/100" office:value-type="float" office:value="0.826309" calcext:value-type="float">
            <text:p>0.826</text:p>
          </table:table-cell>
          <table:table-cell table:formula="of:=[.B10]/100" office:value-type="float" office:value="0.019139" calcext:value-type="float">
            <text:p>0.019</text:p>
          </table:table-cell>
          <table:table-cell table:formula="of:=[.D10]*[.$E$1]" office:value-type="float" office:value="0.1033506" calcext:value-type="float">
            <text:p>0.1033506</text:p>
          </table:table-cell>
          <table:table-cell table:formula="of:=[.C10]*[.$E$1]" office:value-type="float" office:value="4.4620686" calcext:value-type="float">
            <text:p>4.4620686</text:p>
          </table:table-cell>
        </table:table-row>
        <table:table-row table:style-name="ro1">
          <table:table-cell office:value-type="float" office:value="80.1713" calcext:value-type="float">
            <text:p>80.1713</text:p>
          </table:table-cell>
          <table:table-cell office:value-type="float" office:value="2.2378" calcext:value-type="float">
            <text:p>2.2378</text:p>
          </table:table-cell>
          <table:table-cell table:formula="of:=[.A11]/100" office:value-type="float" office:value="0.801713" calcext:value-type="float">
            <text:p>0.802</text:p>
          </table:table-cell>
          <table:table-cell table:formula="of:=[.B11]/100" office:value-type="float" office:value="0.022378" calcext:value-type="float">
            <text:p>0.022</text:p>
          </table:table-cell>
          <table:table-cell table:formula="of:=[.D11]*[.$E$1]" office:value-type="float" office:value="0.1208412" calcext:value-type="float">
            <text:p>0.1208412</text:p>
          </table:table-cell>
          <table:table-cell table:formula="of:=[.C11]*[.$E$1]" office:value-type="float" office:value="4.3292502" calcext:value-type="float">
            <text:p>4.3292502</text:p>
          </table:table-cell>
        </table:table-row>
        <table:table-row table:style-name="ro1">
          <table:table-cell office:value-type="float" office:value="77.7197" calcext:value-type="float">
            <text:p>77.7197</text:p>
          </table:table-cell>
          <table:table-cell office:value-type="float" office:value="2.5808" calcext:value-type="float">
            <text:p>2.5808</text:p>
          </table:table-cell>
          <table:table-cell table:formula="of:=[.A12]/100" office:value-type="float" office:value="0.777197" calcext:value-type="float">
            <text:p>0.777</text:p>
          </table:table-cell>
          <table:table-cell table:formula="of:=[.B12]/100" office:value-type="float" office:value="0.025808" calcext:value-type="float">
            <text:p>0.026</text:p>
          </table:table-cell>
          <table:table-cell table:formula="of:=[.D12]*[.$E$1]" office:value-type="float" office:value="0.1393632" calcext:value-type="float">
            <text:p>0.1393632</text:p>
          </table:table-cell>
          <table:table-cell table:formula="of:=[.C12]*[.$E$1]" office:value-type="float" office:value="4.1968638" calcext:value-type="float">
            <text:p>4.1968638</text:p>
          </table:table-cell>
        </table:table-row>
        <table:table-row table:style-name="ro1">
          <table:table-cell office:value-type="float" office:value="75.2502" calcext:value-type="float">
            <text:p>75.2502</text:p>
          </table:table-cell>
          <table:table-cell office:value-type="float" office:value="2.9451" calcext:value-type="float">
            <text:p>2.9451</text:p>
          </table:table-cell>
          <table:table-cell table:formula="of:=[.A13]/100" office:value-type="float" office:value="0.752502" calcext:value-type="float">
            <text:p>0.753</text:p>
          </table:table-cell>
          <table:table-cell table:formula="of:=[.B13]/100" office:value-type="float" office:value="0.029451" calcext:value-type="float">
            <text:p>0.029</text:p>
          </table:table-cell>
          <table:table-cell table:formula="of:=[.D13]*[.$E$1]" office:value-type="float" office:value="0.1590354" calcext:value-type="float">
            <text:p>0.1590354</text:p>
          </table:table-cell>
          <table:table-cell table:formula="of:=[.C13]*[.$E$1]" office:value-type="float" office:value="4.0635108" calcext:value-type="float">
            <text:p>4.0635108</text:p>
          </table:table-cell>
        </table:table-row>
        <table:table-row table:style-name="ro1">
          <table:table-cell office:value-type="float" office:value="72.7694" calcext:value-type="float">
            <text:p>72.7694</text:p>
          </table:table-cell>
          <table:table-cell office:value-type="float" office:value="3.3251" calcext:value-type="float">
            <text:p>3.3251</text:p>
          </table:table-cell>
          <table:table-cell table:formula="of:=[.A14]/100" office:value-type="float" office:value="0.727694" calcext:value-type="float">
            <text:p>0.728</text:p>
          </table:table-cell>
          <table:table-cell table:formula="of:=[.B14]/100" office:value-type="float" office:value="0.033251" calcext:value-type="float">
            <text:p>0.033</text:p>
          </table:table-cell>
          <table:table-cell table:formula="of:=[.D14]*[.$E$1]" office:value-type="float" office:value="0.1795554" calcext:value-type="float">
            <text:p>0.1795554</text:p>
          </table:table-cell>
          <table:table-cell table:formula="of:=[.C14]*[.$E$1]" office:value-type="float" office:value="3.9295476" calcext:value-type="float">
            <text:p>3.9295476</text:p>
          </table:table-cell>
        </table:table-row>
        <table:table-row table:style-name="ro1">
          <table:table-cell office:value-type="float" office:value="70.2978" calcext:value-type="float">
            <text:p>70.2978</text:p>
          </table:table-cell>
          <table:table-cell office:value-type="float" office:value="3.7093" calcext:value-type="float">
            <text:p>3.7093</text:p>
          </table:table-cell>
          <table:table-cell table:formula="of:=[.A15]/100" office:value-type="float" office:value="0.702978" calcext:value-type="float">
            <text:p>0.703</text:p>
          </table:table-cell>
          <table:table-cell table:formula="of:=[.B15]/100" office:value-type="float" office:value="0.037093" calcext:value-type="float">
            <text:p>0.037</text:p>
          </table:table-cell>
          <table:table-cell table:formula="of:=[.D15]*[.$E$1]" office:value-type="float" office:value="0.2003022" calcext:value-type="float">
            <text:p>0.2003022</text:p>
          </table:table-cell>
          <table:table-cell table:formula="of:=[.C15]*[.$E$1]" office:value-type="float" office:value="3.7960812" calcext:value-type="float">
            <text:p>3.7960812</text:p>
          </table:table-cell>
        </table:table-row>
        <table:table-row table:style-name="ro1">
          <table:table-cell office:value-type="float" office:value="67.8157" calcext:value-type="float">
            <text:p>67.8157</text:p>
          </table:table-cell>
          <table:table-cell office:value-type="float" office:value="4.0912" calcext:value-type="float">
            <text:p>4.0912</text:p>
          </table:table-cell>
          <table:table-cell table:formula="of:=[.A16]/100" office:value-type="float" office:value="0.678157" calcext:value-type="float">
            <text:p>0.678</text:p>
          </table:table-cell>
          <table:table-cell table:formula="of:=[.B16]/100" office:value-type="float" office:value="0.040912" calcext:value-type="float">
            <text:p>0.041</text:p>
          </table:table-cell>
          <table:table-cell table:formula="of:=[.D16]*[.$E$1]" office:value-type="float" office:value="0.2209248" calcext:value-type="float">
            <text:p>0.2209248</text:p>
          </table:table-cell>
          <table:table-cell table:formula="of:=[.C16]*[.$E$1]" office:value-type="float" office:value="3.6620478" calcext:value-type="float">
            <text:p>3.6620478</text:p>
          </table:table-cell>
        </table:table-row>
        <table:table-row table:style-name="ro1">
          <table:table-cell office:value-type="float" office:value="65.3244" calcext:value-type="float">
            <text:p>65.3244</text:p>
          </table:table-cell>
          <table:table-cell office:value-type="float" office:value="4.4621" calcext:value-type="float">
            <text:p>4.4621</text:p>
          </table:table-cell>
          <table:table-cell table:formula="of:=[.A17]/100" office:value-type="float" office:value="0.653244" calcext:value-type="float">
            <text:p>0.653</text:p>
          </table:table-cell>
          <table:table-cell table:formula="of:=[.B17]/100" office:value-type="float" office:value="0.044621" calcext:value-type="float">
            <text:p>0.045</text:p>
          </table:table-cell>
          <table:table-cell table:formula="of:=[.D17]*[.$E$1]" office:value-type="float" office:value="0.2409534" calcext:value-type="float">
            <text:p>0.2409534</text:p>
          </table:table-cell>
          <table:table-cell table:formula="of:=[.C17]*[.$E$1]" office:value-type="float" office:value="3.5275176" calcext:value-type="float">
            <text:p>3.5275176</text:p>
          </table:table-cell>
        </table:table-row>
        <table:table-row table:style-name="ro1">
          <table:table-cell office:value-type="float" office:value="62.8341" calcext:value-type="float">
            <text:p>62.8341</text:p>
          </table:table-cell>
          <table:table-cell office:value-type="float" office:value="4.8144" calcext:value-type="float">
            <text:p>4.8144</text:p>
          </table:table-cell>
          <table:table-cell table:formula="of:=[.A18]/100" office:value-type="float" office:value="0.628341" calcext:value-type="float">
            <text:p>0.628</text:p>
          </table:table-cell>
          <table:table-cell table:formula="of:=[.B18]/100" office:value-type="float" office:value="0.048144" calcext:value-type="float">
            <text:p>0.048</text:p>
          </table:table-cell>
          <table:table-cell table:formula="of:=[.D18]*[.$E$1]" office:value-type="float" office:value="0.2599776" calcext:value-type="float">
            <text:p>0.2599776</text:p>
          </table:table-cell>
          <table:table-cell table:formula="of:=[.C18]*[.$E$1]" office:value-type="float" office:value="3.3930414" calcext:value-type="float">
            <text:p>3.3930414</text:p>
          </table:table-cell>
        </table:table-row>
        <table:table-row table:style-name="ro1">
          <table:table-cell office:value-type="float" office:value="60.3417" calcext:value-type="float">
            <text:p>60.3417</text:p>
          </table:table-cell>
          <table:table-cell office:value-type="float" office:value="5.1447" calcext:value-type="float">
            <text:p>5.1447</text:p>
          </table:table-cell>
          <table:table-cell table:formula="of:=[.A19]/100" office:value-type="float" office:value="0.603417" calcext:value-type="float">
            <text:p>0.603</text:p>
          </table:table-cell>
          <table:table-cell table:formula="of:=[.B19]/100" office:value-type="float" office:value="0.051447" calcext:value-type="float">
            <text:p>0.051</text:p>
          </table:table-cell>
          <table:table-cell table:formula="of:=[.D19]*[.$E$1]" office:value-type="float" office:value="0.2778138" calcext:value-type="float">
            <text:p>0.2778138</text:p>
          </table:table-cell>
          <table:table-cell table:formula="of:=[.C19]*[.$E$1]" office:value-type="float" office:value="3.2584518" calcext:value-type="float">
            <text:p>3.2584518</text:p>
          </table:table-cell>
        </table:table-row>
        <table:table-row table:style-name="ro1">
          <table:table-cell office:value-type="float" office:value="57.8512" calcext:value-type="float">
            <text:p>57.8512</text:p>
          </table:table-cell>
          <table:table-cell office:value-type="float" office:value="5.451" calcext:value-type="float">
            <text:p>5.451</text:p>
          </table:table-cell>
          <table:table-cell table:formula="of:=[.A20]/100" office:value-type="float" office:value="0.578512" calcext:value-type="float">
            <text:p>0.579</text:p>
          </table:table-cell>
          <table:table-cell table:formula="of:=[.B20]/100" office:value-type="float" office:value="0.05451" calcext:value-type="float">
            <text:p>0.055</text:p>
          </table:table-cell>
          <table:table-cell table:formula="of:=[.D20]*[.$E$1]" office:value-type="float" office:value="0.294354" calcext:value-type="float">
            <text:p>0.294354</text:p>
          </table:table-cell>
          <table:table-cell table:formula="of:=[.C20]*[.$E$1]" office:value-type="float" office:value="3.1239648" calcext:value-type="float">
            <text:p>3.1239648</text:p>
          </table:table-cell>
        </table:table-row>
        <table:table-row table:style-name="ro1">
          <table:table-cell office:value-type="float" office:value="55.3618" calcext:value-type="float">
            <text:p>55.3618</text:p>
          </table:table-cell>
          <table:table-cell office:value-type="float" office:value="5.7324" calcext:value-type="float">
            <text:p>5.7324</text:p>
          </table:table-cell>
          <table:table-cell table:formula="of:=[.A21]/100" office:value-type="float" office:value="0.553618" calcext:value-type="float">
            <text:p>0.554</text:p>
          </table:table-cell>
          <table:table-cell table:formula="of:=[.B21]/100" office:value-type="float" office:value="0.057324" calcext:value-type="float">
            <text:p>0.057</text:p>
          </table:table-cell>
          <table:table-cell table:formula="of:=[.D21]*[.$E$1]" office:value-type="float" office:value="0.3095496" calcext:value-type="float">
            <text:p>0.3095496</text:p>
          </table:table-cell>
          <table:table-cell table:formula="of:=[.C21]*[.$E$1]" office:value-type="float" office:value="2.9895372" calcext:value-type="float">
            <text:p>2.9895372</text:p>
          </table:table-cell>
        </table:table-row>
        <table:table-row table:style-name="ro1">
          <table:table-cell office:value-type="float" office:value="52.8707" calcext:value-type="float">
            <text:p>52.8707</text:p>
          </table:table-cell>
          <table:table-cell office:value-type="float" office:value="5.9876" calcext:value-type="float">
            <text:p>5.9876</text:p>
          </table:table-cell>
          <table:table-cell table:formula="of:=[.A22]/100" office:value-type="float" office:value="0.528707" calcext:value-type="float">
            <text:p>0.529</text:p>
          </table:table-cell>
          <table:table-cell table:formula="of:=[.B22]/100" office:value-type="float" office:value="0.059876" calcext:value-type="float">
            <text:p>0.060</text:p>
          </table:table-cell>
          <table:table-cell table:formula="of:=[.D22]*[.$E$1]" office:value-type="float" office:value="0.3233304" calcext:value-type="float">
            <text:p>0.3233304</text:p>
          </table:table-cell>
          <table:table-cell table:formula="of:=[.C22]*[.$E$1]" office:value-type="float" office:value="2.8550178" calcext:value-type="float">
            <text:p>2.8550178</text:p>
          </table:table-cell>
        </table:table-row>
        <table:table-row table:style-name="ro1">
          <table:table-cell office:value-type="float" office:value="50.3763" calcext:value-type="float">
            <text:p>50.3763</text:p>
          </table:table-cell>
          <table:table-cell office:value-type="float" office:value="6.2129" calcext:value-type="float">
            <text:p>6.2129</text:p>
          </table:table-cell>
          <table:table-cell table:formula="of:=[.A23]/100" office:value-type="float" office:value="0.503763" calcext:value-type="float">
            <text:p>0.504</text:p>
          </table:table-cell>
          <table:table-cell table:formula="of:=[.B23]/100" office:value-type="float" office:value="0.062129" calcext:value-type="float">
            <text:p>0.062</text:p>
          </table:table-cell>
          <table:table-cell table:formula="of:=[.D23]*[.$E$1]" office:value-type="float" office:value="0.3354966" calcext:value-type="float">
            <text:p>0.3354966</text:p>
          </table:table-cell>
          <table:table-cell table:formula="of:=[.C23]*[.$E$1]" office:value-type="float" office:value="2.7203202" calcext:value-type="float">
            <text:p>2.7203202</text:p>
          </table:table-cell>
        </table:table-row>
        <table:table-row table:style-name="ro1">
          <table:table-cell office:value-type="float" office:value="47.8891" calcext:value-type="float">
            <text:p>47.8891</text:p>
          </table:table-cell>
          <table:table-cell office:value-type="float" office:value="6.4013" calcext:value-type="float">
            <text:p>6.4013</text:p>
          </table:table-cell>
          <table:table-cell table:formula="of:=[.A24]/100" office:value-type="float" office:value="0.478891" calcext:value-type="float">
            <text:p>0.479</text:p>
          </table:table-cell>
          <table:table-cell table:formula="of:=[.B24]/100" office:value-type="float" office:value="0.064013" calcext:value-type="float">
            <text:p>0.064</text:p>
          </table:table-cell>
          <table:table-cell table:formula="of:=[.D24]*[.$E$1]" office:value-type="float" office:value="0.3456702" calcext:value-type="float">
            <text:p>0.3456702</text:p>
          </table:table-cell>
          <table:table-cell table:formula="of:=[.C24]*[.$E$1]" office:value-type="float" office:value="2.5860114" calcext:value-type="float">
            <text:p>2.5860114</text:p>
          </table:table-cell>
        </table:table-row>
        <table:table-row table:style-name="ro1">
          <table:table-cell office:value-type="float" office:value="45.3678" calcext:value-type="float">
            <text:p>45.3678</text:p>
          </table:table-cell>
          <table:table-cell office:value-type="float" office:value="6.5499" calcext:value-type="float">
            <text:p>6.5499</text:p>
          </table:table-cell>
          <table:table-cell table:formula="of:=[.A25]/100" office:value-type="float" office:value="0.453678" calcext:value-type="float">
            <text:p>0.454</text:p>
          </table:table-cell>
          <table:table-cell table:formula="of:=[.B25]/100" office:value-type="float" office:value="0.065499" calcext:value-type="float">
            <text:p>0.065</text:p>
          </table:table-cell>
          <table:table-cell table:formula="of:=[.D25]*[.$E$1]" office:value-type="float" office:value="0.3536946" calcext:value-type="float">
            <text:p>0.3536946</text:p>
          </table:table-cell>
          <table:table-cell table:formula="of:=[.C25]*[.$E$1]" office:value-type="float" office:value="2.4498612" calcext:value-type="float">
            <text:p>2.4498612</text:p>
          </table:table-cell>
        </table:table-row>
        <table:table-row table:style-name="ro1">
          <table:table-cell office:value-type="float" office:value="42.839" calcext:value-type="float">
            <text:p>42.839</text:p>
          </table:table-cell>
          <table:table-cell office:value-type="float" office:value="6.6543" calcext:value-type="float">
            <text:p>6.6543</text:p>
          </table:table-cell>
          <table:table-cell table:formula="of:=[.A26]/100" office:value-type="float" office:value="0.42839" calcext:value-type="float">
            <text:p>0.428</text:p>
          </table:table-cell>
          <table:table-cell table:formula="of:=[.B26]/100" office:value-type="float" office:value="0.066543" calcext:value-type="float">
            <text:p>0.067</text:p>
          </table:table-cell>
          <table:table-cell table:formula="of:=[.D26]*[.$E$1]" office:value-type="float" office:value="0.3593322" calcext:value-type="float">
            <text:p>0.3593322</text:p>
          </table:table-cell>
          <table:table-cell table:formula="of:=[.C26]*[.$E$1]" office:value-type="float" office:value="2.313306" calcext:value-type="float">
            <text:p>2.313306</text:p>
          </table:table-cell>
        </table:table-row>
        <table:table-row table:style-name="ro1">
          <table:table-cell office:value-type="float" office:value="40.3297" calcext:value-type="float">
            <text:p>40.3297</text:p>
          </table:table-cell>
          <table:table-cell office:value-type="float" office:value="6.7163" calcext:value-type="float">
            <text:p>6.7163</text:p>
          </table:table-cell>
          <table:table-cell table:formula="of:=[.A27]/100" office:value-type="float" office:value="0.403297" calcext:value-type="float">
            <text:p>0.403</text:p>
          </table:table-cell>
          <table:table-cell table:formula="of:=[.B27]/100" office:value-type="float" office:value="0.067163" calcext:value-type="float">
            <text:p>0.067</text:p>
          </table:table-cell>
          <table:table-cell table:formula="of:=[.D27]*[.$E$1]" office:value-type="float" office:value="0.3626802" calcext:value-type="float">
            <text:p>0.3626802</text:p>
          </table:table-cell>
          <table:table-cell table:formula="of:=[.C27]*[.$E$1]" office:value-type="float" office:value="2.1778038" calcext:value-type="float">
            <text:p>2.1778038</text:p>
          </table:table-cell>
        </table:table-row>
        <table:table-row table:style-name="ro1">
          <table:table-cell office:value-type="float" office:value="37.814" calcext:value-type="float">
            <text:p>37.814</text:p>
          </table:table-cell>
          <table:table-cell office:value-type="float" office:value="6.7422" calcext:value-type="float">
            <text:p>6.7422</text:p>
          </table:table-cell>
          <table:table-cell table:formula="of:=[.A28]/100" office:value-type="float" office:value="0.37814" calcext:value-type="float">
            <text:p>0.378</text:p>
          </table:table-cell>
          <table:table-cell table:formula="of:=[.B28]/100" office:value-type="float" office:value="0.067422" calcext:value-type="float">
            <text:p>0.067</text:p>
          </table:table-cell>
          <table:table-cell table:formula="of:=[.D28]*[.$E$1]" office:value-type="float" office:value="0.3640788" calcext:value-type="float">
            <text:p>0.3640788</text:p>
          </table:table-cell>
          <table:table-cell table:formula="of:=[.C28]*[.$E$1]" office:value-type="float" office:value="2.041956" calcext:value-type="float">
            <text:p>2.041956</text:p>
          </table:table-cell>
        </table:table-row>
        <table:table-row table:style-name="ro1">
          <table:table-cell office:value-type="float" office:value="35.3142" calcext:value-type="float">
            <text:p>35.3142</text:p>
          </table:table-cell>
          <table:table-cell office:value-type="float" office:value="6.7381" calcext:value-type="float">
            <text:p>6.7381</text:p>
          </table:table-cell>
          <table:table-cell table:formula="of:=[.A29]/100" office:value-type="float" office:value="0.353142" calcext:value-type="float">
            <text:p>0.353</text:p>
          </table:table-cell>
          <table:table-cell table:formula="of:=[.B29]/100" office:value-type="float" office:value="0.067381" calcext:value-type="float">
            <text:p>0.067</text:p>
          </table:table-cell>
          <table:table-cell table:formula="of:=[.D29]*[.$E$1]" office:value-type="float" office:value="0.3638574" calcext:value-type="float">
            <text:p>0.3638574</text:p>
          </table:table-cell>
          <table:table-cell table:formula="of:=[.C29]*[.$E$1]" office:value-type="float" office:value="1.9069668" calcext:value-type="float">
            <text:p>1.9069668</text:p>
          </table:table-cell>
        </table:table-row>
        <table:table-row table:style-name="ro1">
          <table:table-cell office:value-type="float" office:value="30.3145" calcext:value-type="float">
            <text:p>30.3145</text:p>
          </table:table-cell>
          <table:table-cell office:value-type="float" office:value="6.6614" calcext:value-type="float">
            <text:p>6.6614</text:p>
          </table:table-cell>
          <table:table-cell table:formula="of:=[.A30]/100" office:value-type="float" office:value="0.303145" calcext:value-type="float">
            <text:p>0.303</text:p>
          </table:table-cell>
          <table:table-cell table:formula="of:=[.B30]/100" office:value-type="float" office:value="0.066614" calcext:value-type="float">
            <text:p>0.067</text:p>
          </table:table-cell>
          <table:table-cell table:formula="of:=[.D30]*[.$E$1]" office:value-type="float" office:value="0.3597156" calcext:value-type="float">
            <text:p>0.3597156</text:p>
          </table:table-cell>
          <table:table-cell table:formula="of:=[.C30]*[.$E$1]" office:value-type="float" office:value="1.636983" calcext:value-type="float">
            <text:p>1.636983</text:p>
          </table:table-cell>
        </table:table-row>
        <table:table-row table:style-name="ro1">
          <table:table-cell office:value-type="float" office:value="25.2956" calcext:value-type="float">
            <text:p>25.2956</text:p>
          </table:table-cell>
          <table:table-cell office:value-type="float" office:value="6.5143" calcext:value-type="float">
            <text:p>6.5143</text:p>
          </table:table-cell>
          <table:table-cell table:formula="of:=[.A31]/100" office:value-type="float" office:value="0.252956" calcext:value-type="float">
            <text:p>0.253</text:p>
          </table:table-cell>
          <table:table-cell table:formula="of:=[.B31]/100" office:value-type="float" office:value="0.065143" calcext:value-type="float">
            <text:p>0.065</text:p>
          </table:table-cell>
          <table:table-cell table:formula="of:=[.D31]*[.$E$1]" office:value-type="float" office:value="0.3517722" calcext:value-type="float">
            <text:p>0.3517722</text:p>
          </table:table-cell>
          <table:table-cell table:formula="of:=[.C31]*[.$E$1]" office:value-type="float" office:value="1.3659624" calcext:value-type="float">
            <text:p>1.3659624</text:p>
          </table:table-cell>
        </table:table-row>
        <table:table-row table:style-name="ro1">
          <table:table-cell office:value-type="float" office:value="22.776" calcext:value-type="float">
            <text:p>22.776</text:p>
          </table:table-cell>
          <table:table-cell office:value-type="float" office:value="6.4163" calcext:value-type="float">
            <text:p>6.4163</text:p>
          </table:table-cell>
          <table:table-cell table:formula="of:=[.A32]/100" office:value-type="float" office:value="0.22776" calcext:value-type="float">
            <text:p>0.228</text:p>
          </table:table-cell>
          <table:table-cell table:formula="of:=[.B32]/100" office:value-type="float" office:value="0.064163" calcext:value-type="float">
            <text:p>0.064</text:p>
          </table:table-cell>
          <table:table-cell table:formula="of:=[.D32]*[.$E$1]" office:value-type="float" office:value="0.3464802" calcext:value-type="float">
            <text:p>0.3464802</text:p>
          </table:table-cell>
          <table:table-cell table:formula="of:=[.C32]*[.$E$1]" office:value-type="float" office:value="1.229904" calcext:value-type="float">
            <text:p>1.229904</text:p>
          </table:table-cell>
        </table:table-row>
        <table:table-row table:style-name="ro1">
          <table:table-cell office:value-type="float" office:value="20.2556" calcext:value-type="float">
            <text:p>20.2556</text:p>
          </table:table-cell>
          <table:table-cell office:value-type="float" office:value="6.2995" calcext:value-type="float">
            <text:p>6.2995</text:p>
          </table:table-cell>
          <table:table-cell table:formula="of:=[.A33]/100" office:value-type="float" office:value="0.202556" calcext:value-type="float">
            <text:p>0.203</text:p>
          </table:table-cell>
          <table:table-cell table:formula="of:=[.B33]/100" office:value-type="float" office:value="0.062995" calcext:value-type="float">
            <text:p>0.063</text:p>
          </table:table-cell>
          <table:table-cell table:formula="of:=[.D33]*[.$E$1]" office:value-type="float" office:value="0.340173" calcext:value-type="float">
            <text:p>0.340173</text:p>
          </table:table-cell>
          <table:table-cell table:formula="of:=[.C33]*[.$E$1]" office:value-type="float" office:value="1.0938024" calcext:value-type="float">
            <text:p>1.0938024</text:p>
          </table:table-cell>
        </table:table-row>
        <table:table-row table:style-name="ro1">
          <table:table-cell office:value-type="float" office:value="17.7227" calcext:value-type="float">
            <text:p>17.7227</text:p>
          </table:table-cell>
          <table:table-cell office:value-type="float" office:value="6.1579" calcext:value-type="float">
            <text:p>6.1579</text:p>
          </table:table-cell>
          <table:table-cell table:formula="of:=[.A34]/100" office:value-type="float" office:value="0.177227" calcext:value-type="float">
            <text:p>0.177</text:p>
          </table:table-cell>
          <table:table-cell table:formula="of:=[.B34]/100" office:value-type="float" office:value="0.061579" calcext:value-type="float">
            <text:p>0.062</text:p>
          </table:table-cell>
          <table:table-cell table:formula="of:=[.D34]*[.$E$1]" office:value-type="float" office:value="0.3325266" calcext:value-type="float">
            <text:p>0.3325266</text:p>
          </table:table-cell>
          <table:table-cell table:formula="of:=[.C34]*[.$E$1]" office:value-type="float" office:value="0.9570258" calcext:value-type="float">
            <text:p>0.9570258</text:p>
          </table:table-cell>
        </table:table-row>
        <table:table-row table:style-name="ro1">
          <table:table-cell office:value-type="float" office:value="15.1842" calcext:value-type="float">
            <text:p>15.1842</text:p>
          </table:table-cell>
          <table:table-cell office:value-type="float" office:value="5.979" calcext:value-type="float">
            <text:p>5.979</text:p>
          </table:table-cell>
          <table:table-cell table:formula="of:=[.A35]/100" office:value-type="float" office:value="0.151842" calcext:value-type="float">
            <text:p>0.152</text:p>
          </table:table-cell>
          <table:table-cell table:formula="of:=[.B35]/100" office:value-type="float" office:value="0.05979" calcext:value-type="float">
            <text:p>0.060</text:p>
          </table:table-cell>
          <table:table-cell table:formula="of:=[.D35]*[.$E$1]" office:value-type="float" office:value="0.322866" calcext:value-type="float">
            <text:p>0.322866</text:p>
          </table:table-cell>
          <table:table-cell table:formula="of:=[.C35]*[.$E$1]" office:value-type="float" office:value="0.8199468" calcext:value-type="float">
            <text:p>0.8199468</text:p>
          </table:table-cell>
        </table:table-row>
        <table:table-row table:style-name="ro1">
          <table:table-cell office:value-type="float" office:value="12.6143" calcext:value-type="float">
            <text:p>12.6143</text:p>
          </table:table-cell>
          <table:table-cell office:value-type="float" office:value="5.7324" calcext:value-type="float">
            <text:p>5.7324</text:p>
          </table:table-cell>
          <table:table-cell table:formula="of:=[.A36]/100" office:value-type="float" office:value="0.126143" calcext:value-type="float">
            <text:p>0.126</text:p>
          </table:table-cell>
          <table:table-cell table:formula="of:=[.B36]/100" office:value-type="float" office:value="0.057324" calcext:value-type="float">
            <text:p>0.057</text:p>
          </table:table-cell>
          <table:table-cell table:formula="of:=[.D36]*[.$E$1]" office:value-type="float" office:value="0.3095496" calcext:value-type="float">
            <text:p>0.3095496</text:p>
          </table:table-cell>
          <table:table-cell table:formula="of:=[.C36]*[.$E$1]" office:value-type="float" office:value="0.6811722" calcext:value-type="float">
            <text:p>0.6811722</text:p>
          </table:table-cell>
        </table:table-row>
        <table:table-row table:style-name="ro1">
          <table:table-cell office:value-type="float" office:value="10.0188" calcext:value-type="float">
            <text:p>10.0188</text:p>
          </table:table-cell>
          <table:table-cell office:value-type="float" office:value="5.3673" calcext:value-type="float">
            <text:p>5.3673</text:p>
          </table:table-cell>
          <table:table-cell table:formula="of:=[.A37]/100" office:value-type="float" office:value="0.100188" calcext:value-type="float">
            <text:p>0.100</text:p>
          </table:table-cell>
          <table:table-cell table:formula="of:=[.B37]/100" office:value-type="float" office:value="0.053673" calcext:value-type="float">
            <text:p>0.054</text:p>
          </table:table-cell>
          <table:table-cell table:formula="of:=[.D37]*[.$E$1]" office:value-type="float" office:value="0.2898342" calcext:value-type="float">
            <text:p>0.2898342</text:p>
          </table:table-cell>
          <table:table-cell table:formula="of:=[.C37]*[.$E$1]" office:value-type="float" office:value="0.5410152" calcext:value-type="float">
            <text:p>0.5410152</text:p>
          </table:table-cell>
        </table:table-row>
        <table:table-row table:style-name="ro1">
          <table:table-cell office:value-type="float" office:value="7.3686" calcext:value-type="float">
            <text:p>7.3686</text:p>
          </table:table-cell>
          <table:table-cell office:value-type="float" office:value="4.7953" calcext:value-type="float">
            <text:p>4.7953</text:p>
          </table:table-cell>
          <table:table-cell table:formula="of:=[.A38]/100" office:value-type="float" office:value="0.073686" calcext:value-type="float">
            <text:p>0.074</text:p>
          </table:table-cell>
          <table:table-cell table:formula="of:=[.B38]/100" office:value-type="float" office:value="0.047953" calcext:value-type="float">
            <text:p>0.048</text:p>
          </table:table-cell>
          <table:table-cell table:formula="of:=[.D38]*[.$E$1]" office:value-type="float" office:value="0.2589462" calcext:value-type="float">
            <text:p>0.2589462</text:p>
          </table:table-cell>
          <table:table-cell table:formula="of:=[.C38]*[.$E$1]" office:value-type="float" office:value="0.3979044" calcext:value-type="float">
            <text:p>0.3979044</text:p>
          </table:table-cell>
        </table:table-row>
        <table:table-row table:style-name="ro1">
          <table:table-cell office:value-type="float" office:value="4.7036" calcext:value-type="float">
            <text:p>4.7036</text:p>
          </table:table-cell>
          <table:table-cell office:value-type="float" office:value="3.8875" calcext:value-type="float">
            <text:p>3.8875</text:p>
          </table:table-cell>
          <table:table-cell table:formula="of:=[.A39]/100" office:value-type="float" office:value="0.047036" calcext:value-type="float">
            <text:p>0.047</text:p>
          </table:table-cell>
          <table:table-cell table:formula="of:=[.B39]/100" office:value-type="float" office:value="0.038875" calcext:value-type="float">
            <text:p>0.039</text:p>
          </table:table-cell>
          <table:table-cell table:formula="of:=[.D39]*[.$E$1]" office:value-type="float" office:value="0.209925" calcext:value-type="float">
            <text:p>0.209925</text:p>
          </table:table-cell>
          <table:table-cell table:formula="of:=[.C39]*[.$E$1]" office:value-type="float" office:value="0.2539944" calcext:value-type="float">
            <text:p>0.2539944</text:p>
          </table:table-cell>
        </table:table-row>
        <table:table-row table:style-name="ro1">
          <table:table-cell office:value-type="float" office:value="2.3543" calcext:value-type="float">
            <text:p>2.3543</text:p>
          </table:table-cell>
          <table:table-cell office:value-type="float" office:value="2.598" calcext:value-type="float">
            <text:p>2.598</text:p>
          </table:table-cell>
          <table:table-cell table:formula="of:=[.A40]/100" office:value-type="float" office:value="0.023543" calcext:value-type="float">
            <text:p>0.024</text:p>
          </table:table-cell>
          <table:table-cell table:formula="of:=[.B40]/100" office:value-type="float" office:value="0.02598" calcext:value-type="float">
            <text:p>0.026</text:p>
          </table:table-cell>
          <table:table-cell table:formula="of:=[.D40]*[.$E$1]" office:value-type="float" office:value="0.140292" calcext:value-type="float">
            <text:p>0.140292</text:p>
          </table:table-cell>
          <table:table-cell table:formula="of:=[.C40]*[.$E$1]" office:value-type="float" office:value="0.1271322" calcext:value-type="float">
            <text:p>0.1271322</text:p>
          </table:table-cell>
        </table:table-row>
        <table:table-row table:style-name="ro1">
          <table:table-cell office:value-type="float" office:value="0.9072" calcext:value-type="float">
            <text:p>0.9072</text:p>
          </table:table-cell>
          <table:table-cell office:value-type="float" office:value="1.3175" calcext:value-type="float">
            <text:p>1.3175</text:p>
          </table:table-cell>
          <table:table-cell table:formula="of:=[.A41]/100" office:value-type="float" office:value="0.009072" calcext:value-type="float">
            <text:p>0.009</text:p>
          </table:table-cell>
          <table:table-cell table:formula="of:=[.B41]/100" office:value-type="float" office:value="0.013175" calcext:value-type="float">
            <text:p>0.013</text:p>
          </table:table-cell>
          <table:table-cell table:formula="of:=[.D41]*[.$E$1]" office:value-type="float" office:value="0.071145" calcext:value-type="float">
            <text:p>0.071145</text:p>
          </table:table-cell>
          <table:table-cell table:formula="of:=[.C41]*[.$E$1]" office:value-type="float" office:value="0.0489888" calcext:value-type="float">
            <text:p>0.0489888</text:p>
          </table:table-cell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4313" calcext:value-type="float">
            <text:p>0.4313</text:p>
          </table:table-cell>
          <table:table-cell table:formula="of:=[.A42]/100" office:value-type="float" office:value="0.002864" calcext:value-type="float">
            <text:p>0.003</text:p>
          </table:table-cell>
          <table:table-cell table:formula="of:=[.B42]/100" office:value-type="float" office:value="0.004313" calcext:value-type="float">
            <text:p>0.004</text:p>
          </table:table-cell>
          <table:table-cell table:formula="of:=[.D42]*[.$E$1]" office:value-type="float" office:value="0.0232902" calcext:value-type="float">
            <text:p>0.0232902</text:p>
          </table:table-cell>
          <table:table-cell table:formula="of:=[.C42]*[.$E$1]" office:value-type="float" office:value="0.0154656" calcext:value-type="float">
            <text:p>0.015465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0.5726" calcext:value-type="float">
            <text:p>-0.5726</text:p>
          </table:table-cell>
          <table:table-cell table:formula="of:=[.A43]/100" office:value-type="float" office:value="0" calcext:value-type="float">
            <text:p>0.000</text:p>
          </table:table-cell>
          <table:table-cell table:formula="of:=[.B43]/100" office:value-type="float" office:value="-0.005726" calcext:value-type="float">
            <text:p>-0.006</text:p>
          </table:table-cell>
          <table:table-cell table:formula="of:=[.D43]*[.$E$1]" office:value-type="float" office:value="-0.0309204" calcext:value-type="float">
            <text:p>-0.0309204</text:p>
          </table:table-cell>
          <table:table-cell table:formula="of:=[.C43]*[.$E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" calcext:value-type="float">
            <text:p>0.4687</text:p>
          </table:table-cell>
          <table:table-cell office:value-type="float" office:value="-1.5907" calcext:value-type="float">
            <text:p>-1.5907</text:p>
          </table:table-cell>
          <table:table-cell table:formula="of:=[.A44]/100" office:value-type="float" office:value="0.004687" calcext:value-type="float">
            <text:p>0.005</text:p>
          </table:table-cell>
          <table:table-cell table:formula="of:=[.B44]/100" office:value-type="float" office:value="-0.015907" calcext:value-type="float">
            <text:p>-0.016</text:p>
          </table:table-cell>
          <table:table-cell table:formula="of:=[.D44]*[.$E$1]" office:value-type="float" office:value="-0.0858978" calcext:value-type="float">
            <text:p>-0.0858978</text:p>
          </table:table-cell>
          <table:table-cell table:formula="of:=[.C44]*[.$E$1]" office:value-type="float" office:value="0.0253098" calcext:value-type="float">
            <text:p>0.0253098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-2.1823" calcext:value-type="float">
            <text:p>-2.1823</text:p>
          </table:table-cell>
          <table:table-cell table:formula="of:=[.A45]/100" office:value-type="float" office:value="0.01435" calcext:value-type="float">
            <text:p>0.014</text:p>
          </table:table-cell>
          <table:table-cell table:formula="of:=[.B45]/100" office:value-type="float" office:value="-0.021823" calcext:value-type="float">
            <text:p>-0.022</text:p>
          </table:table-cell>
          <table:table-cell table:formula="of:=[.D45]*[.$E$1]" office:value-type="float" office:value="-0.1178442" calcext:value-type="float">
            <text:p>-0.1178442</text:p>
          </table:table-cell>
          <table:table-cell table:formula="of:=[.C45]*[.$E$1]" office:value-type="float" office:value="0.07749" calcext:value-type="float">
            <text:p>0.07749</text:p>
          </table:table-cell>
        </table:table-row>
        <table:table-row table:style-name="ro1">
          <table:table-cell office:value-type="float" office:value="1.6462" calcext:value-type="float">
            <text:p>1.6462</text:p>
          </table:table-cell>
          <table:table-cell office:value-type="float" office:value="-2.2703" calcext:value-type="float">
            <text:p>-2.2703</text:p>
          </table:table-cell>
          <table:table-cell table:formula="of:=[.A46]/100" office:value-type="float" office:value="0.016462" calcext:value-type="float">
            <text:p>0.016</text:p>
          </table:table-cell>
          <table:table-cell table:formula="of:=[.B46]/100" office:value-type="float" office:value="-0.022703" calcext:value-type="float">
            <text:p>-0.023</text:p>
          </table:table-cell>
          <table:table-cell table:formula="of:=[.D46]*[.$E$1]" office:value-type="float" office:value="-0.1225962" calcext:value-type="float">
            <text:p>-0.1225962</text:p>
          </table:table-cell>
          <table:table-cell table:formula="of:=[.C46]*[.$E$1]" office:value-type="float" office:value="0.0888948" calcext:value-type="float">
            <text:p>0.0888948</text:p>
          </table:table-cell>
        </table:table-row>
        <table:table-row table:style-name="ro1">
          <table:table-cell office:value-type="float" office:value="2.5184" calcext:value-type="float">
            <text:p>2.5184</text:p>
          </table:table-cell>
          <table:table-cell office:value-type="float" office:value="-2.5664" calcext:value-type="float">
            <text:p>-2.5664</text:p>
          </table:table-cell>
          <table:table-cell table:formula="of:=[.A47]/100" office:value-type="float" office:value="0.025184" calcext:value-type="float">
            <text:p>0.025</text:p>
          </table:table-cell>
          <table:table-cell table:formula="of:=[.B47]/100" office:value-type="float" office:value="-0.025664" calcext:value-type="float">
            <text:p>-0.026</text:p>
          </table:table-cell>
          <table:table-cell table:formula="of:=[.D47]*[.$E$1]" office:value-type="float" office:value="-0.1385856" calcext:value-type="float">
            <text:p>-0.1385856</text:p>
          </table:table-cell>
          <table:table-cell table:formula="of:=[.C47]*[.$E$1]" office:value-type="float" office:value="0.1359936" calcext:value-type="float">
            <text:p>0.1359936</text:p>
          </table:table-cell>
        </table:table-row>
        <table:table-row table:style-name="ro1">
          <table:table-cell office:value-type="float" office:value="3.5595" calcext:value-type="float">
            <text:p>3.5595</text:p>
          </table:table-cell>
          <table:table-cell office:value-type="float" office:value="-2.8199" calcext:value-type="float">
            <text:p>-2.8199</text:p>
          </table:table-cell>
          <table:table-cell table:formula="of:=[.A48]/100" office:value-type="float" office:value="0.035595" calcext:value-type="float">
            <text:p>0.036</text:p>
          </table:table-cell>
          <table:table-cell table:formula="of:=[.B48]/100" office:value-type="float" office:value="-0.028199" calcext:value-type="float">
            <text:p>-0.028</text:p>
          </table:table-cell>
          <table:table-cell table:formula="of:=[.D48]*[.$E$1]" office:value-type="float" office:value="-0.1522746" calcext:value-type="float">
            <text:p>-0.1522746</text:p>
          </table:table-cell>
          <table:table-cell table:formula="of:=[.C48]*[.$E$1]" office:value-type="float" office:value="0.192213" calcext:value-type="float">
            <text:p>0.192213</text:p>
          </table:table-cell>
        </table:table-row>
        <table:table-row table:style-name="ro1">
          <table:table-cell office:value-type="float" office:value="6.1865" calcext:value-type="float">
            <text:p>6.1865</text:p>
          </table:table-cell>
          <table:table-cell office:value-type="float" office:value="-3.1576" calcext:value-type="float">
            <text:p>-3.1576</text:p>
          </table:table-cell>
          <table:table-cell table:formula="of:=[.A49]/100" office:value-type="float" office:value="0.061865" calcext:value-type="float">
            <text:p>0.062</text:p>
          </table:table-cell>
          <table:table-cell table:formula="of:=[.B49]/100" office:value-type="float" office:value="-0.031576" calcext:value-type="float">
            <text:p>-0.032</text:p>
          </table:table-cell>
          <table:table-cell table:formula="of:=[.D49]*[.$E$1]" office:value-type="float" office:value="-0.1705104" calcext:value-type="float">
            <text:p>-0.1705104</text:p>
          </table:table-cell>
          <table:table-cell table:formula="of:=[.C49]*[.$E$1]" office:value-type="float" office:value="0.334071" calcext:value-type="float">
            <text:p>0.334071</text:p>
          </table:table-cell>
        </table:table-row>
        <table:table-row table:style-name="ro1">
          <table:table-cell office:value-type="float" office:value="8.4979" calcext:value-type="float">
            <text:p>8.4979</text:p>
          </table:table-cell>
          <table:table-cell office:value-type="float" office:value="-3.2337" calcext:value-type="float">
            <text:p>-3.2337</text:p>
          </table:table-cell>
          <table:table-cell table:formula="of:=[.A50]/100" office:value-type="float" office:value="0.084979" calcext:value-type="float">
            <text:p>0.085</text:p>
          </table:table-cell>
          <table:table-cell table:formula="of:=[.B50]/100" office:value-type="float" office:value="-0.032337" calcext:value-type="float">
            <text:p>-0.032</text:p>
          </table:table-cell>
          <table:table-cell table:formula="of:=[.D50]*[.$E$1]" office:value-type="float" office:value="-0.1746198" calcext:value-type="float">
            <text:p>-0.1746198</text:p>
          </table:table-cell>
          <table:table-cell table:formula="of:=[.C50]*[.$E$1]" office:value-type="float" office:value="0.4588866" calcext:value-type="float">
            <text:p>0.4588866</text:p>
          </table:table-cell>
        </table:table-row>
        <table:table-row table:style-name="ro1">
          <table:table-cell office:value-type="float" office:value="10.8242" calcext:value-type="float">
            <text:p>10.8242</text:p>
          </table:table-cell>
          <table:table-cell office:value-type="float" office:value="-3.2011" calcext:value-type="float">
            <text:p>-3.2011</text:p>
          </table:table-cell>
          <table:table-cell table:formula="of:=[.A51]/100" office:value-type="float" office:value="0.108242" calcext:value-type="float">
            <text:p>0.108</text:p>
          </table:table-cell>
          <table:table-cell table:formula="of:=[.B51]/100" office:value-type="float" office:value="-0.032011" calcext:value-type="float">
            <text:p>-0.032</text:p>
          </table:table-cell>
          <table:table-cell table:formula="of:=[.D51]*[.$E$1]" office:value-type="float" office:value="-0.1728594" calcext:value-type="float">
            <text:p>-0.1728594</text:p>
          </table:table-cell>
          <table:table-cell table:formula="of:=[.C51]*[.$E$1]" office:value-type="float" office:value="0.5845068" calcext:value-type="float">
            <text:p>0.5845068</text:p>
          </table:table-cell>
        </table:table-row>
        <table:table-row table:style-name="ro1">
          <table:table-cell office:value-type="float" office:value="13.2051" calcext:value-type="float">
            <text:p>13.2051</text:p>
          </table:table-cell>
          <table:table-cell office:value-type="float" office:value="-3.1269" calcext:value-type="float">
            <text:p>-3.1269</text:p>
          </table:table-cell>
          <table:table-cell table:formula="of:=[.A52]/100" office:value-type="float" office:value="0.132051" calcext:value-type="float">
            <text:p>0.132</text:p>
          </table:table-cell>
          <table:table-cell table:formula="of:=[.B52]/100" office:value-type="float" office:value="-0.031269" calcext:value-type="float">
            <text:p>-0.031</text:p>
          </table:table-cell>
          <table:table-cell table:formula="of:=[.D52]*[.$E$1]" office:value-type="float" office:value="-0.1688526" calcext:value-type="float">
            <text:p>-0.1688526</text:p>
          </table:table-cell>
          <table:table-cell table:formula="of:=[.C52]*[.$E$1]" office:value-type="float" office:value="0.7130754" calcext:value-type="float">
            <text:p>0.7130754</text:p>
          </table:table-cell>
        </table:table-row>
        <table:table-row table:style-name="ro1">
          <table:table-cell office:value-type="float" office:value="15.6116" calcext:value-type="float">
            <text:p>15.6116</text:p>
          </table:table-cell>
          <table:table-cell office:value-type="float" office:value="-3.0611" calcext:value-type="float">
            <text:p>-3.0611</text:p>
          </table:table-cell>
          <table:table-cell table:formula="of:=[.A53]/100" office:value-type="float" office:value="0.156116" calcext:value-type="float">
            <text:p>0.156</text:p>
          </table:table-cell>
          <table:table-cell table:formula="of:=[.B53]/100" office:value-type="float" office:value="-0.030611" calcext:value-type="float">
            <text:p>-0.031</text:p>
          </table:table-cell>
          <table:table-cell table:formula="of:=[.D53]*[.$E$1]" office:value-type="float" office:value="-0.1652994" calcext:value-type="float">
            <text:p>-0.1652994</text:p>
          </table:table-cell>
          <table:table-cell table:formula="of:=[.C53]*[.$E$1]" office:value-type="float" office:value="0.8430264" calcext:value-type="float">
            <text:p>0.8430264</text:p>
          </table:table-cell>
        </table:table-row>
        <table:table-row table:style-name="ro1">
          <table:table-cell office:value-type="float" office:value="18.0495" calcext:value-type="float">
            <text:p>18.0495</text:p>
          </table:table-cell>
          <table:table-cell office:value-type="float" office:value="-3.0276" calcext:value-type="float">
            <text:p>-3.0276</text:p>
          </table:table-cell>
          <table:table-cell table:formula="of:=[.A54]/100" office:value-type="float" office:value="0.180495" calcext:value-type="float">
            <text:p>0.180</text:p>
          </table:table-cell>
          <table:table-cell table:formula="of:=[.B54]/100" office:value-type="float" office:value="-0.030276" calcext:value-type="float">
            <text:p>-0.030</text:p>
          </table:table-cell>
          <table:table-cell table:formula="of:=[.D54]*[.$E$1]" office:value-type="float" office:value="-0.1634904" calcext:value-type="float">
            <text:p>-0.1634904</text:p>
          </table:table-cell>
          <table:table-cell table:formula="of:=[.C54]*[.$E$1]" office:value-type="float" office:value="0.974673" calcext:value-type="float">
            <text:p>0.974673</text:p>
          </table:table-cell>
        </table:table-row>
        <table:table-row table:style-name="ro1">
          <table:table-cell office:value-type="float" office:value="20.493" calcext:value-type="float">
            <text:p>20.493</text:p>
          </table:table-cell>
          <table:table-cell office:value-type="float" office:value="-3.0257" calcext:value-type="float">
            <text:p>-3.0257</text:p>
          </table:table-cell>
          <table:table-cell table:formula="of:=[.A55]/100" office:value-type="float" office:value="0.20493" calcext:value-type="float">
            <text:p>0.205</text:p>
          </table:table-cell>
          <table:table-cell table:formula="of:=[.B55]/100" office:value-type="float" office:value="-0.030257" calcext:value-type="float">
            <text:p>-0.030</text:p>
          </table:table-cell>
          <table:table-cell table:formula="of:=[.D55]*[.$E$1]" office:value-type="float" office:value="-0.1633878" calcext:value-type="float">
            <text:p>-0.1633878</text:p>
          </table:table-cell>
          <table:table-cell table:formula="of:=[.C55]*[.$E$1]" office:value-type="float" office:value="1.106622" calcext:value-type="float">
            <text:p>1.106622</text:p>
          </table:table-cell>
        </table:table-row>
        <table:table-row table:style-name="ro1">
          <table:table-cell office:value-type="float" office:value="22.949" calcext:value-type="float">
            <text:p>22.949</text:p>
          </table:table-cell>
          <table:table-cell office:value-type="float" office:value="-3.043" calcext:value-type="float">
            <text:p>-3.043</text:p>
          </table:table-cell>
          <table:table-cell table:formula="of:=[.A56]/100" office:value-type="float" office:value="0.22949" calcext:value-type="float">
            <text:p>0.229</text:p>
          </table:table-cell>
          <table:table-cell table:formula="of:=[.B56]/100" office:value-type="float" office:value="-0.03043" calcext:value-type="float">
            <text:p>-0.030</text:p>
          </table:table-cell>
          <table:table-cell table:formula="of:=[.D56]*[.$E$1]" office:value-type="float" office:value="-0.164322" calcext:value-type="float">
            <text:p>-0.164322</text:p>
          </table:table-cell>
          <table:table-cell table:formula="of:=[.C56]*[.$E$1]" office:value-type="float" office:value="1.239246" calcext:value-type="float">
            <text:p>1.239246</text:p>
          </table:table-cell>
        </table:table-row>
        <table:table-row table:style-name="ro1">
          <table:table-cell office:value-type="float" office:value="25.4059" calcext:value-type="float">
            <text:p>25.4059</text:p>
          </table:table-cell>
          <table:table-cell office:value-type="float" office:value="-3.0703" calcext:value-type="float">
            <text:p>-3.0703</text:p>
          </table:table-cell>
          <table:table-cell table:formula="of:=[.A57]/100" office:value-type="float" office:value="0.254059" calcext:value-type="float">
            <text:p>0.254</text:p>
          </table:table-cell>
          <table:table-cell table:formula="of:=[.B57]/100" office:value-type="float" office:value="-0.030703" calcext:value-type="float">
            <text:p>-0.031</text:p>
          </table:table-cell>
          <table:table-cell table:formula="of:=[.D57]*[.$E$1]" office:value-type="float" office:value="-0.1657962" calcext:value-type="float">
            <text:p>-0.1657962</text:p>
          </table:table-cell>
          <table:table-cell table:formula="of:=[.C57]*[.$E$1]" office:value-type="float" office:value="1.3719186" calcext:value-type="float">
            <text:p>1.3719186</text:p>
          </table:table-cell>
        </table:table-row>
        <table:table-row table:style-name="ro1">
          <table:table-cell office:value-type="float" office:value="30.3398" calcext:value-type="float">
            <text:p>30.3398</text:p>
          </table:table-cell>
          <table:table-cell office:value-type="float" office:value="-3.1393" calcext:value-type="float">
            <text:p>-3.1393</text:p>
          </table:table-cell>
          <table:table-cell table:formula="of:=[.A58]/100" office:value-type="float" office:value="0.303398" calcext:value-type="float">
            <text:p>0.303</text:p>
          </table:table-cell>
          <table:table-cell table:formula="of:=[.B58]/100" office:value-type="float" office:value="-0.031393" calcext:value-type="float">
            <text:p>-0.031</text:p>
          </table:table-cell>
          <table:table-cell table:formula="of:=[.D58]*[.$E$1]" office:value-type="float" office:value="-0.1695222" calcext:value-type="float">
            <text:p>-0.1695222</text:p>
          </table:table-cell>
          <table:table-cell table:formula="of:=[.C58]*[.$E$1]" office:value-type="float" office:value="1.6383492" calcext:value-type="float">
            <text:p>1.6383492</text:p>
          </table:table-cell>
        </table:table-row>
        <table:table-row table:style-name="ro1">
          <table:table-cell office:value-type="float" office:value="35.2929" calcext:value-type="float">
            <text:p>35.2929</text:p>
          </table:table-cell>
          <table:table-cell office:value-type="float" office:value="-3.209" calcext:value-type="float">
            <text:p>-3.209</text:p>
          </table:table-cell>
          <table:table-cell table:formula="of:=[.A59]/100" office:value-type="float" office:value="0.352929" calcext:value-type="float">
            <text:p>0.353</text:p>
          </table:table-cell>
          <table:table-cell table:formula="of:=[.B59]/100" office:value-type="float" office:value="-0.03209" calcext:value-type="float">
            <text:p>-0.032</text:p>
          </table:table-cell>
          <table:table-cell table:formula="of:=[.D59]*[.$E$1]" office:value-type="float" office:value="-0.173286" calcext:value-type="float">
            <text:p>-0.173286</text:p>
          </table:table-cell>
          <table:table-cell table:formula="of:=[.C59]*[.$E$1]" office:value-type="float" office:value="1.9058166" calcext:value-type="float">
            <text:p>1.9058166</text:p>
          </table:table-cell>
        </table:table-row>
        <table:table-row table:style-name="ro1">
          <table:table-cell office:value-type="float" office:value="37.7696" calcext:value-type="float">
            <text:p>37.7696</text:p>
          </table:table-cell>
          <table:table-cell office:value-type="float" office:value="-3.2369" calcext:value-type="float">
            <text:p>-3.2369</text:p>
          </table:table-cell>
          <table:table-cell table:formula="of:=[.A60]/100" office:value-type="float" office:value="0.377696" calcext:value-type="float">
            <text:p>0.378</text:p>
          </table:table-cell>
          <table:table-cell table:formula="of:=[.B60]/100" office:value-type="float" office:value="-0.032369" calcext:value-type="float">
            <text:p>-0.032</text:p>
          </table:table-cell>
          <table:table-cell table:formula="of:=[.D60]*[.$E$1]" office:value-type="float" office:value="-0.1747926" calcext:value-type="float">
            <text:p>-0.1747926</text:p>
          </table:table-cell>
          <table:table-cell table:formula="of:=[.C60]*[.$E$1]" office:value-type="float" office:value="2.0395584" calcext:value-type="float">
            <text:p>2.0395584</text:p>
          </table:table-cell>
        </table:table-row>
        <table:table-row table:style-name="ro1">
          <table:table-cell office:value-type="float" office:value="40.2303" calcext:value-type="float">
            <text:p>40.2303</text:p>
          </table:table-cell>
          <table:table-cell office:value-type="float" office:value="-3.2553" calcext:value-type="float">
            <text:p>-3.2553</text:p>
          </table:table-cell>
          <table:table-cell table:formula="of:=[.A61]/100" office:value-type="float" office:value="0.402303" calcext:value-type="float">
            <text:p>0.402</text:p>
          </table:table-cell>
          <table:table-cell table:formula="of:=[.B61]/100" office:value-type="float" office:value="-0.032553" calcext:value-type="float">
            <text:p>-0.033</text:p>
          </table:table-cell>
          <table:table-cell table:formula="of:=[.D61]*[.$E$1]" office:value-type="float" office:value="-0.1757862" calcext:value-type="float">
            <text:p>-0.1757862</text:p>
          </table:table-cell>
          <table:table-cell table:formula="of:=[.C61]*[.$E$1]" office:value-type="float" office:value="2.1724362" calcext:value-type="float">
            <text:p>2.1724362</text:p>
          </table:table-cell>
        </table:table-row>
        <table:table-row table:style-name="ro1">
          <table:table-cell office:value-type="float" office:value="42.6974" calcext:value-type="float">
            <text:p>42.6974</text:p>
          </table:table-cell>
          <table:table-cell office:value-type="float" office:value="-3.26" calcext:value-type="float">
            <text:p>-3.26</text:p>
          </table:table-cell>
          <table:table-cell table:formula="of:=[.A62]/100" office:value-type="float" office:value="0.426974" calcext:value-type="float">
            <text:p>0.427</text:p>
          </table:table-cell>
          <table:table-cell table:formula="of:=[.B62]/100" office:value-type="float" office:value="-0.0326" calcext:value-type="float">
            <text:p>-0.033</text:p>
          </table:table-cell>
          <table:table-cell table:formula="of:=[.D62]*[.$E$1]" office:value-type="float" office:value="-0.17604" calcext:value-type="float">
            <text:p>-0.17604</text:p>
          </table:table-cell>
          <table:table-cell table:formula="of:=[.C62]*[.$E$1]" office:value-type="float" office:value="2.3056596" calcext:value-type="float">
            <text:p>2.3056596</text:p>
          </table:table-cell>
        </table:table-row>
        <table:table-row table:style-name="ro1">
          <table:table-cell office:value-type="float" office:value="45.1451" calcext:value-type="float">
            <text:p>45.1451</text:p>
          </table:table-cell>
          <table:table-cell office:value-type="float" office:value="-3.2474" calcext:value-type="float">
            <text:p>-3.2474</text:p>
          </table:table-cell>
          <table:table-cell table:formula="of:=[.A63]/100" office:value-type="float" office:value="0.451451" calcext:value-type="float">
            <text:p>0.451</text:p>
          </table:table-cell>
          <table:table-cell table:formula="of:=[.B63]/100" office:value-type="float" office:value="-0.032474" calcext:value-type="float">
            <text:p>-0.032</text:p>
          </table:table-cell>
          <table:table-cell table:formula="of:=[.D63]*[.$E$1]" office:value-type="float" office:value="-0.1753596" calcext:value-type="float">
            <text:p>-0.1753596</text:p>
          </table:table-cell>
          <table:table-cell table:formula="of:=[.C63]*[.$E$1]" office:value-type="float" office:value="2.4378354" calcext:value-type="float">
            <text:p>2.4378354</text:p>
          </table:table-cell>
        </table:table-row>
        <table:table-row table:style-name="ro1">
          <table:table-cell office:value-type="float" office:value="47.6002" calcext:value-type="float">
            <text:p>47.6002</text:p>
          </table:table-cell>
          <table:table-cell office:value-type="float" office:value="-3.2163" calcext:value-type="float">
            <text:p>-3.2163</text:p>
          </table:table-cell>
          <table:table-cell table:formula="of:=[.A64]/100" office:value-type="float" office:value="0.476002" calcext:value-type="float">
            <text:p>0.476</text:p>
          </table:table-cell>
          <table:table-cell table:formula="of:=[.B64]/100" office:value-type="float" office:value="-0.032163" calcext:value-type="float">
            <text:p>-0.032</text:p>
          </table:table-cell>
          <table:table-cell table:formula="of:=[.D64]*[.$E$1]" office:value-type="float" office:value="-0.1736802" calcext:value-type="float">
            <text:p>-0.1736802</text:p>
          </table:table-cell>
          <table:table-cell table:formula="of:=[.C64]*[.$E$1]" office:value-type="float" office:value="2.5704108" calcext:value-type="float">
            <text:p>2.5704108</text:p>
          </table:table-cell>
        </table:table-row>
        <table:table-row table:style-name="ro1">
          <table:table-cell office:value-type="float" office:value="50.0894" calcext:value-type="float">
            <text:p>50.0894</text:p>
          </table:table-cell>
          <table:table-cell office:value-type="float" office:value="-3.1659" calcext:value-type="float">
            <text:p>-3.1659</text:p>
          </table:table-cell>
          <table:table-cell table:formula="of:=[.A65]/100" office:value-type="float" office:value="0.500894" calcext:value-type="float">
            <text:p>0.501</text:p>
          </table:table-cell>
          <table:table-cell table:formula="of:=[.B65]/100" office:value-type="float" office:value="-0.031659" calcext:value-type="float">
            <text:p>-0.032</text:p>
          </table:table-cell>
          <table:table-cell table:formula="of:=[.D65]*[.$E$1]" office:value-type="float" office:value="-0.1709586" calcext:value-type="float">
            <text:p>-0.1709586</text:p>
          </table:table-cell>
          <table:table-cell table:formula="of:=[.C65]*[.$E$1]" office:value-type="float" office:value="2.7048276" calcext:value-type="float">
            <text:p>2.7048276</text:p>
          </table:table-cell>
        </table:table-row>
        <table:table-row table:style-name="ro1">
          <table:table-cell office:value-type="float" office:value="52.5714" calcext:value-type="float">
            <text:p>52.5714</text:p>
          </table:table-cell>
          <table:table-cell office:value-type="float" office:value="-3.0972" calcext:value-type="float">
            <text:p>-3.0972</text:p>
          </table:table-cell>
          <table:table-cell table:formula="of:=[.A66]/100" office:value-type="float" office:value="0.525714" calcext:value-type="float">
            <text:p>0.526</text:p>
          </table:table-cell>
          <table:table-cell table:formula="of:=[.B66]/100" office:value-type="float" office:value="-0.030972" calcext:value-type="float">
            <text:p>-0.031</text:p>
          </table:table-cell>
          <table:table-cell table:formula="of:=[.D66]*[.$E$1]" office:value-type="float" office:value="-0.1672488" calcext:value-type="float">
            <text:p>-0.1672488</text:p>
          </table:table-cell>
          <table:table-cell table:formula="of:=[.C66]*[.$E$1]" office:value-type="float" office:value="2.8388556" calcext:value-type="float">
            <text:p>2.8388556</text:p>
          </table:table-cell>
        </table:table-row>
        <table:table-row table:style-name="ro1">
          <table:table-cell office:value-type="float" office:value="55.0567" calcext:value-type="float">
            <text:p>55.0567</text:p>
          </table:table-cell>
          <table:table-cell office:value-type="float" office:value="-3.009" calcext:value-type="float">
            <text:p>-3.009</text:p>
          </table:table-cell>
          <table:table-cell table:formula="of:=[.A67]/100" office:value-type="float" office:value="0.550567" calcext:value-type="float">
            <text:p>0.551</text:p>
          </table:table-cell>
          <table:table-cell table:formula="of:=[.B67]/100" office:value-type="float" office:value="-0.03009" calcext:value-type="float">
            <text:p>-0.030</text:p>
          </table:table-cell>
          <table:table-cell table:formula="of:=[.D67]*[.$E$1]" office:value-type="float" office:value="-0.162486" calcext:value-type="float">
            <text:p>-0.162486</text:p>
          </table:table-cell>
          <table:table-cell table:formula="of:=[.C67]*[.$E$1]" office:value-type="float" office:value="2.9730618" calcext:value-type="float">
            <text:p>2.9730618</text:p>
          </table:table-cell>
        </table:table-row>
        <table:table-row table:style-name="ro1">
          <table:table-cell office:value-type="float" office:value="57.5437" calcext:value-type="float">
            <text:p>57.5437</text:p>
          </table:table-cell>
          <table:table-cell office:value-type="float" office:value="-2.9062" calcext:value-type="float">
            <text:p>-2.9062</text:p>
          </table:table-cell>
          <table:table-cell table:formula="of:=[.A68]/100" office:value-type="float" office:value="0.575437" calcext:value-type="float">
            <text:p>0.575</text:p>
          </table:table-cell>
          <table:table-cell table:formula="of:=[.B68]/100" office:value-type="float" office:value="-0.029062" calcext:value-type="float">
            <text:p>-0.029</text:p>
          </table:table-cell>
          <table:table-cell table:formula="of:=[.D68]*[.$E$1]" office:value-type="float" office:value="-0.1569348" calcext:value-type="float">
            <text:p>-0.1569348</text:p>
          </table:table-cell>
          <table:table-cell table:formula="of:=[.C68]*[.$E$1]" office:value-type="float" office:value="3.1073598" calcext:value-type="float">
            <text:p>3.1073598</text:p>
          </table:table-cell>
        </table:table-row>
        <table:table-row table:style-name="ro1">
          <table:table-cell office:value-type="float" office:value="60.0297" calcext:value-type="float">
            <text:p>60.0297</text:p>
          </table:table-cell>
          <table:table-cell office:value-type="float" office:value="-2.7933" calcext:value-type="float">
            <text:p>-2.7933</text:p>
          </table:table-cell>
          <table:table-cell table:formula="of:=[.A69]/100" office:value-type="float" office:value="0.600297" calcext:value-type="float">
            <text:p>0.600</text:p>
          </table:table-cell>
          <table:table-cell table:formula="of:=[.B69]/100" office:value-type="float" office:value="-0.027933" calcext:value-type="float">
            <text:p>-0.028</text:p>
          </table:table-cell>
          <table:table-cell table:formula="of:=[.D69]*[.$E$1]" office:value-type="float" office:value="-0.1508382" calcext:value-type="float">
            <text:p>-0.1508382</text:p>
          </table:table-cell>
          <table:table-cell table:formula="of:=[.C69]*[.$E$1]" office:value-type="float" office:value="3.2416038" calcext:value-type="float">
            <text:p>3.2416038</text:p>
          </table:table-cell>
        </table:table-row>
        <table:table-row table:style-name="ro1">
          <table:table-cell office:value-type="float" office:value="62.5136" calcext:value-type="float">
            <text:p>62.5136</text:p>
          </table:table-cell>
          <table:table-cell office:value-type="float" office:value="-2.675" calcext:value-type="float">
            <text:p>-2.675</text:p>
          </table:table-cell>
          <table:table-cell table:formula="of:=[.A70]/100" office:value-type="float" office:value="0.625136" calcext:value-type="float">
            <text:p>0.625</text:p>
          </table:table-cell>
          <table:table-cell table:formula="of:=[.B70]/100" office:value-type="float" office:value="-0.02675" calcext:value-type="float">
            <text:p>-0.027</text:p>
          </table:table-cell>
          <table:table-cell table:formula="of:=[.D70]*[.$E$1]" office:value-type="float" office:value="-0.14445" calcext:value-type="float">
            <text:p>-0.14445</text:p>
          </table:table-cell>
          <table:table-cell table:formula="of:=[.C70]*[.$E$1]" office:value-type="float" office:value="3.3757344" calcext:value-type="float">
            <text:p>3.3757344</text:p>
          </table:table-cell>
        </table:table-row>
        <table:table-row table:style-name="ro1">
          <table:table-cell office:value-type="float" office:value="64.9997" calcext:value-type="float">
            <text:p>64.9997</text:p>
          </table:table-cell>
          <table:table-cell office:value-type="float" office:value="-2.5542" calcext:value-type="float">
            <text:p>-2.5542</text:p>
          </table:table-cell>
          <table:table-cell table:formula="of:=[.A71]/100" office:value-type="float" office:value="0.649997" calcext:value-type="float">
            <text:p>0.650</text:p>
          </table:table-cell>
          <table:table-cell table:formula="of:=[.B71]/100" office:value-type="float" office:value="-0.025542" calcext:value-type="float">
            <text:p>-0.026</text:p>
          </table:table-cell>
          <table:table-cell table:formula="of:=[.D71]*[.$E$1]" office:value-type="float" office:value="-0.1379268" calcext:value-type="float">
            <text:p>-0.1379268</text:p>
          </table:table-cell>
          <table:table-cell table:formula="of:=[.C71]*[.$E$1]" office:value-type="float" office:value="3.5099838" calcext:value-type="float">
            <text:p>3.5099838</text:p>
          </table:table-cell>
        </table:table-row>
        <table:table-row table:style-name="ro1">
          <table:table-cell office:value-type="float" office:value="67.4849" calcext:value-type="float">
            <text:p>67.4849</text:p>
          </table:table-cell>
          <table:table-cell office:value-type="float" office:value="-2.4327" calcext:value-type="float">
            <text:p>-2.4327</text:p>
          </table:table-cell>
          <table:table-cell table:formula="of:=[.A72]/100" office:value-type="float" office:value="0.674849" calcext:value-type="float">
            <text:p>0.675</text:p>
          </table:table-cell>
          <table:table-cell table:formula="of:=[.B72]/100" office:value-type="float" office:value="-0.024327" calcext:value-type="float">
            <text:p>-0.024</text:p>
          </table:table-cell>
          <table:table-cell table:formula="of:=[.D72]*[.$E$1]" office:value-type="float" office:value="-0.1313658" calcext:value-type="float">
            <text:p>-0.1313658</text:p>
          </table:table-cell>
          <table:table-cell table:formula="of:=[.C72]*[.$E$1]" office:value-type="float" office:value="3.6441846" calcext:value-type="float">
            <text:p>3.6441846</text:p>
          </table:table-cell>
        </table:table-row>
        <table:table-row table:style-name="ro1">
          <table:table-cell office:value-type="float" office:value="69.9792" calcext:value-type="float">
            <text:p>69.9792</text:p>
          </table:table-cell>
          <table:table-cell office:value-type="float" office:value="-2.3108" calcext:value-type="float">
            <text:p>-2.3108</text:p>
          </table:table-cell>
          <table:table-cell table:formula="of:=[.A73]/100" office:value-type="float" office:value="0.699792" calcext:value-type="float">
            <text:p>0.700</text:p>
          </table:table-cell>
          <table:table-cell table:formula="of:=[.B73]/100" office:value-type="float" office:value="-0.023108" calcext:value-type="float">
            <text:p>-0.023</text:p>
          </table:table-cell>
          <table:table-cell table:formula="of:=[.D73]*[.$E$1]" office:value-type="float" office:value="-0.1247832" calcext:value-type="float">
            <text:p>-0.1247832</text:p>
          </table:table-cell>
          <table:table-cell table:formula="of:=[.C73]*[.$E$1]" office:value-type="float" office:value="3.7788768" calcext:value-type="float">
            <text:p>3.7788768</text:p>
          </table:table-cell>
        </table:table-row>
        <table:table-row table:style-name="ro1">
          <table:table-cell office:value-type="float" office:value="72.484" calcext:value-type="float">
            <text:p>72.484</text:p>
          </table:table-cell>
          <table:table-cell office:value-type="float" office:value="-2.1873" calcext:value-type="float">
            <text:p>-2.1873</text:p>
          </table:table-cell>
          <table:table-cell table:formula="of:=[.A74]/100" office:value-type="float" office:value="0.72484" calcext:value-type="float">
            <text:p>0.725</text:p>
          </table:table-cell>
          <table:table-cell table:formula="of:=[.B74]/100" office:value-type="float" office:value="-0.021873" calcext:value-type="float">
            <text:p>-0.022</text:p>
          </table:table-cell>
          <table:table-cell table:formula="of:=[.D74]*[.$E$1]" office:value-type="float" office:value="-0.1181142" calcext:value-type="float">
            <text:p>-0.1181142</text:p>
          </table:table-cell>
          <table:table-cell table:formula="of:=[.C74]*[.$E$1]" office:value-type="float" office:value="3.914136" calcext:value-type="float">
            <text:p>3.914136</text:p>
          </table:table-cell>
        </table:table-row>
        <table:table-row table:style-name="ro1">
          <table:table-cell office:value-type="float" office:value="74.9797" calcext:value-type="float">
            <text:p>74.9797</text:p>
          </table:table-cell>
          <table:table-cell office:value-type="float" office:value="-2.061" calcext:value-type="float">
            <text:p>-2.061</text:p>
          </table:table-cell>
          <table:table-cell table:formula="of:=[.A75]/100" office:value-type="float" office:value="0.749797" calcext:value-type="float">
            <text:p>0.750</text:p>
          </table:table-cell>
          <table:table-cell table:formula="of:=[.B75]/100" office:value-type="float" office:value="-0.02061" calcext:value-type="float">
            <text:p>-0.021</text:p>
          </table:table-cell>
          <table:table-cell table:formula="of:=[.D75]*[.$E$1]" office:value-type="float" office:value="-0.111294" calcext:value-type="float">
            <text:p>-0.111294</text:p>
          </table:table-cell>
          <table:table-cell table:formula="of:=[.C75]*[.$E$1]" office:value-type="float" office:value="4.0489038" calcext:value-type="float">
            <text:p>4.0489038</text:p>
          </table:table-cell>
        </table:table-row>
        <table:table-row table:style-name="ro1">
          <table:table-cell office:value-type="float" office:value="77.4866" calcext:value-type="float">
            <text:p>77.4866</text:p>
          </table:table-cell>
          <table:table-cell office:value-type="float" office:value="-1.9273" calcext:value-type="float">
            <text:p>-1.9273</text:p>
          </table:table-cell>
          <table:table-cell table:formula="of:=[.A76]/100" office:value-type="float" office:value="0.774866" calcext:value-type="float">
            <text:p>0.775</text:p>
          </table:table-cell>
          <table:table-cell table:formula="of:=[.B76]/100" office:value-type="float" office:value="-0.019273" calcext:value-type="float">
            <text:p>-0.019</text:p>
          </table:table-cell>
          <table:table-cell table:formula="of:=[.D76]*[.$E$1]" office:value-type="float" office:value="-0.1040742" calcext:value-type="float">
            <text:p>-0.1040742</text:p>
          </table:table-cell>
          <table:table-cell table:formula="of:=[.C76]*[.$E$1]" office:value-type="float" office:value="4.1842764" calcext:value-type="float">
            <text:p>4.1842764</text:p>
          </table:table-cell>
        </table:table-row>
        <table:table-row table:style-name="ro1">
          <table:table-cell office:value-type="float" office:value="80.0114" calcext:value-type="float">
            <text:p>80.0114</text:p>
          </table:table-cell>
          <table:table-cell office:value-type="float" office:value="-1.7818" calcext:value-type="float">
            <text:p>-1.7818</text:p>
          </table:table-cell>
          <table:table-cell table:formula="of:=[.A77]/100" office:value-type="float" office:value="0.800114" calcext:value-type="float">
            <text:p>0.800</text:p>
          </table:table-cell>
          <table:table-cell table:formula="of:=[.B77]/100" office:value-type="float" office:value="-0.017818" calcext:value-type="float">
            <text:p>-0.018</text:p>
          </table:table-cell>
          <table:table-cell table:formula="of:=[.D77]*[.$E$1]" office:value-type="float" office:value="-0.0962172" calcext:value-type="float">
            <text:p>-0.0962172</text:p>
          </table:table-cell>
          <table:table-cell table:formula="of:=[.C77]*[.$E$1]" office:value-type="float" office:value="4.3206156" calcext:value-type="float">
            <text:p>4.3206156</text:p>
          </table:table-cell>
        </table:table-row>
        <table:table-row table:style-name="ro1">
          <table:table-cell office:value-type="float" office:value="82.5282" calcext:value-type="float">
            <text:p>82.5282</text:p>
          </table:table-cell>
          <table:table-cell office:value-type="float" office:value="-1.6215" calcext:value-type="float">
            <text:p>-1.6215</text:p>
          </table:table-cell>
          <table:table-cell table:formula="of:=[.A78]/100" office:value-type="float" office:value="0.825282" calcext:value-type="float">
            <text:p>0.825</text:p>
          </table:table-cell>
          <table:table-cell table:formula="of:=[.B78]/100" office:value-type="float" office:value="-0.016215" calcext:value-type="float">
            <text:p>-0.016</text:p>
          </table:table-cell>
          <table:table-cell table:formula="of:=[.D78]*[.$E$1]" office:value-type="float" office:value="-0.087561" calcext:value-type="float">
            <text:p>-0.087561</text:p>
          </table:table-cell>
          <table:table-cell table:formula="of:=[.C78]*[.$E$1]" office:value-type="float" office:value="4.4565228" calcext:value-type="float">
            <text:p>4.4565228</text:p>
          </table:table-cell>
        </table:table-row>
        <table:table-row table:style-name="ro1">
          <table:table-cell office:value-type="float" office:value="85.0386" calcext:value-type="float">
            <text:p>85.0386</text:p>
          </table:table-cell>
          <table:table-cell office:value-type="float" office:value="-1.442" calcext:value-type="float">
            <text:p>-1.442</text:p>
          </table:table-cell>
          <table:table-cell table:formula="of:=[.A79]/100" office:value-type="float" office:value="0.850386" calcext:value-type="float">
            <text:p>0.850</text:p>
          </table:table-cell>
          <table:table-cell table:formula="of:=[.B79]/100" office:value-type="float" office:value="-0.01442" calcext:value-type="float">
            <text:p>-0.014</text:p>
          </table:table-cell>
          <table:table-cell table:formula="of:=[.D79]*[.$E$1]" office:value-type="float" office:value="-0.077868" calcext:value-type="float">
            <text:p>-0.077868</text:p>
          </table:table-cell>
          <table:table-cell table:formula="of:=[.C79]*[.$E$1]" office:value-type="float" office:value="4.5920844" calcext:value-type="float">
            <text:p>4.5920844</text:p>
          </table:table-cell>
        </table:table-row>
        <table:table-row table:style-name="ro1">
          <table:table-cell office:value-type="float" office:value="87.5421" calcext:value-type="float">
            <text:p>87.5421</text:p>
          </table:table-cell>
          <table:table-cell office:value-type="float" office:value="-1.2443" calcext:value-type="float">
            <text:p>-1.2443</text:p>
          </table:table-cell>
          <table:table-cell table:formula="of:=[.A80]/100" office:value-type="float" office:value="0.875421" calcext:value-type="float">
            <text:p>0.875</text:p>
          </table:table-cell>
          <table:table-cell table:formula="of:=[.B80]/100" office:value-type="float" office:value="-0.012443" calcext:value-type="float">
            <text:p>-0.012</text:p>
          </table:table-cell>
          <table:table-cell table:formula="of:=[.D80]*[.$E$1]" office:value-type="float" office:value="-0.0671922" calcext:value-type="float">
            <text:p>-0.0671922</text:p>
          </table:table-cell>
          <table:table-cell table:formula="of:=[.C80]*[.$E$1]" office:value-type="float" office:value="4.7272734" calcext:value-type="float">
            <text:p>4.7272734</text:p>
          </table:table-cell>
        </table:table-row>
        <table:table-row table:style-name="ro1">
          <table:table-cell office:value-type="float" office:value="90.0374" calcext:value-type="float">
            <text:p>90.0374</text:p>
          </table:table-cell>
          <table:table-cell office:value-type="float" office:value="-1.0312" calcext:value-type="float">
            <text:p>-1.0312</text:p>
          </table:table-cell>
          <table:table-cell table:formula="of:=[.A81]/100" office:value-type="float" office:value="0.900374" calcext:value-type="float">
            <text:p>0.900</text:p>
          </table:table-cell>
          <table:table-cell table:formula="of:=[.B81]/100" office:value-type="float" office:value="-0.010312" calcext:value-type="float">
            <text:p>-0.010</text:p>
          </table:table-cell>
          <table:table-cell table:formula="of:=[.D81]*[.$E$1]" office:value-type="float" office:value="-0.0556848" calcext:value-type="float">
            <text:p>-0.0556848</text:p>
          </table:table-cell>
          <table:table-cell table:formula="of:=[.C81]*[.$E$1]" office:value-type="float" office:value="4.8620196" calcext:value-type="float">
            <text:p>4.8620196</text:p>
          </table:table-cell>
        </table:table-row>
        <table:table-row table:style-name="ro1">
          <table:table-cell office:value-type="float" office:value="92.5298" calcext:value-type="float">
            <text:p>92.5298</text:p>
          </table:table-cell>
          <table:table-cell office:value-type="float" office:value="-0.8079" calcext:value-type="float">
            <text:p>-0.8079</text:p>
          </table:table-cell>
          <table:table-cell table:formula="of:=[.A82]/100" office:value-type="float" office:value="0.925298" calcext:value-type="float">
            <text:p>0.925</text:p>
          </table:table-cell>
          <table:table-cell table:formula="of:=[.B82]/100" office:value-type="float" office:value="-0.008079" calcext:value-type="float">
            <text:p>-0.008</text:p>
          </table:table-cell>
          <table:table-cell table:formula="of:=[.D82]*[.$E$1]" office:value-type="float" office:value="-0.0436266" calcext:value-type="float">
            <text:p>-0.0436266</text:p>
          </table:table-cell>
          <table:table-cell table:formula="of:=[.C82]*[.$E$1]" office:value-type="float" office:value="4.9966092" calcext:value-type="float">
            <text:p>4.9966092</text:p>
          </table:table-cell>
        </table:table-row>
        <table:table-row table:style-name="ro1">
          <table:table-cell office:value-type="float" office:value="95.0227" calcext:value-type="float">
            <text:p>95.0227</text:p>
          </table:table-cell>
          <table:table-cell office:value-type="float" office:value="-0.5728" calcext:value-type="float">
            <text:p>-0.5728</text:p>
          </table:table-cell>
          <table:table-cell table:formula="of:=[.A83]/100" office:value-type="float" office:value="0.950227" calcext:value-type="float">
            <text:p>0.950</text:p>
          </table:table-cell>
          <table:table-cell table:formula="of:=[.B83]/100" office:value-type="float" office:value="-0.005728" calcext:value-type="float">
            <text:p>-0.006</text:p>
          </table:table-cell>
          <table:table-cell table:formula="of:=[.D83]*[.$E$1]" office:value-type="float" office:value="-0.0309312" calcext:value-type="float">
            <text:p>-0.0309312</text:p>
          </table:table-cell>
          <table:table-cell table:formula="of:=[.C83]*[.$E$1]" office:value-type="float" office:value="5.1312258" calcext:value-type="float">
            <text:p>5.1312258</text:p>
          </table:table-cell>
        </table:table-row>
        <table:table-row table:style-name="ro1">
          <table:table-cell office:value-type="float" office:value="97.5148" calcext:value-type="float">
            <text:p>97.5148</text:p>
          </table:table-cell>
          <table:table-cell office:value-type="float" office:value="-0.316" calcext:value-type="float">
            <text:p>-0.316</text:p>
          </table:table-cell>
          <table:table-cell table:formula="of:=[.A84]/100" office:value-type="float" office:value="0.975148" calcext:value-type="float">
            <text:p>0.975</text:p>
          </table:table-cell>
          <table:table-cell table:formula="of:=[.B84]/100" office:value-type="float" office:value="-0.00316" calcext:value-type="float">
            <text:p>-0.003</text:p>
          </table:table-cell>
          <table:table-cell table:formula="of:=[.D84]*[.$E$1]" office:value-type="float" office:value="-0.017064" calcext:value-type="float">
            <text:p>-0.017064</text:p>
          </table:table-cell>
          <table:table-cell table:formula="of:=[.C84]*[.$E$1]" office:value-type="float" office:value="5.2657992" calcext:value-type="float">
            <text:p>5.2657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3" calcext:value-type="float">
            <text:p>0.0203</text:p>
          </table:table-cell>
          <table:table-cell table:formula="of:=[.A85]/100" office:value-type="float" office:value="1" calcext:value-type="float">
            <text:p>1.000</text:p>
          </table:table-cell>
          <table:table-cell table:formula="of:=[.B85]/100" office:value-type="float" office:value="0.000203" calcext:value-type="float">
            <text:p>0.000</text:p>
          </table:table-cell>
          <table:table-cell table:formula="of:=[.D85]*[.$E$1]" office:value-type="float" office:value="0.0010962" calcext:value-type="float">
            <text:p>0.0010962</text:p>
          </table:table-cell>
          <table:table-cell table:formula="of:=[.C85]*[.$E$1]" office:value-type="float" office:value="5.4" calcext:value-type="float">
            <text:p>5.4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-0.02" calcext:value-type="float">
            <text:p>-0.02</text:p>
          </table:table-cell>
          <table:table-cell table:formula="of:=[.A86]/100" office:value-type="float" office:value="1" calcext:value-type="float">
            <text:p>1.000</text:p>
          </table:table-cell>
          <table:table-cell table:formula="of:=[.B86]/100" office:value-type="float" office:value="-0.0002" calcext:value-type="float">
            <text:p>0.000</text:p>
          </table:table-cell>
          <table:table-cell table:formula="of:=[.D86]*[.$E$1]" office:value-type="float" office:value="-0.00108" calcext:value-type="float">
            <text:p>-0.00108</text:p>
          </table:table-cell>
          <table:table-cell table:formula="of:=[.C86]*[.$E$1]" office:value-type="float" office:value="5.4" calcext:value-type="float">
            <text:p>5.4</text:p>
          </table:table-cell>
        </table:table-row>
      </table:table>
      <table:table table:name="export" table:style-name="ta1">
        <table:table-column table:style-name="co1" table:number-columns-repeated="2" table:default-cell-style-name="ce5"/>
        <table:table-row table:style-name="ro1">
          <table:table-cell office:value-type="float" office:value="0.009639" calcext:value-type="float">
            <text:p>0.00963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0197208" calcext:value-type="float">
            <text:p>0.0197208</text:p>
          </table:table-cell>
          <table:table-cell office:value-type="float" office:value="5.2651512" calcext:value-type="float">
            <text:p>5.2651512</text:p>
          </table:table-cell>
        </table:table-row>
        <table:table-row table:style-name="ro1">
          <table:table-cell office:value-type="float" office:value="0.0308988" calcext:value-type="float">
            <text:p>0.0308988</text:p>
          </table:table-cell>
          <table:table-cell office:value-type="float" office:value="5.130999" calcext:value-type="float">
            <text:p>5.130999</text:p>
          </table:table-cell>
        </table:table-row>
        <table:table-row table:style-name="ro1">
          <table:table-cell office:value-type="float" office:value="0.0432648" calcext:value-type="float">
            <text:p>0.0432648</text:p>
          </table:table-cell>
          <table:table-cell office:value-type="float" office:value="4.99689" calcext:value-type="float">
            <text:p>4.99689</text:p>
          </table:table-cell>
        </table:table-row>
        <table:table-row table:style-name="ro1">
          <table:table-cell office:value-type="float" office:value="0.0567756" calcext:value-type="float">
            <text:p>0.0567756</text:p>
          </table:table-cell>
          <table:table-cell office:value-type="float" office:value="4.8627486" calcext:value-type="float">
            <text:p>4.8627486</text:p>
          </table:table-cell>
        </table:table-row>
        <table:table-row table:style-name="ro1">
          <table:table-cell office:value-type="float" office:value="0.0713394" calcext:value-type="float">
            <text:p>0.0713394</text:p>
          </table:table-cell>
          <table:table-cell office:value-type="float" office:value="4.7287746" calcext:value-type="float">
            <text:p>4.7287746</text:p>
          </table:table-cell>
        </table:table-row>
        <table:table-row table:style-name="ro1">
          <table:table-cell office:value-type="float" office:value="0.0868644" calcext:value-type="float">
            <text:p>0.0868644</text:p>
          </table:table-cell>
          <table:table-cell office:value-type="float" office:value="4.595238" calcext:value-type="float">
            <text:p>4.595238</text:p>
          </table:table-cell>
        </table:table-row>
        <table:table-row table:style-name="ro1">
          <table:table-cell office:value-type="float" office:value="0.1033506" calcext:value-type="float">
            <text:p>0.1033506</text:p>
          </table:table-cell>
          <table:table-cell office:value-type="float" office:value="4.4620686" calcext:value-type="float">
            <text:p>4.4620686</text:p>
          </table:table-cell>
        </table:table-row>
        <table:table-row table:style-name="ro1">
          <table:table-cell office:value-type="float" office:value="0.1208412" calcext:value-type="float">
            <text:p>0.1208412</text:p>
          </table:table-cell>
          <table:table-cell office:value-type="float" office:value="4.3292502" calcext:value-type="float">
            <text:p>4.3292502</text:p>
          </table:table-cell>
        </table:table-row>
        <table:table-row table:style-name="ro1">
          <table:table-cell office:value-type="float" office:value="0.1393632" calcext:value-type="float">
            <text:p>0.1393632</text:p>
          </table:table-cell>
          <table:table-cell office:value-type="float" office:value="4.1968638" calcext:value-type="float">
            <text:p>4.1968638</text:p>
          </table:table-cell>
        </table:table-row>
        <table:table-row table:style-name="ro1">
          <table:table-cell office:value-type="float" office:value="0.1590354" calcext:value-type="float">
            <text:p>0.1590354</text:p>
          </table:table-cell>
          <table:table-cell office:value-type="float" office:value="4.0635108" calcext:value-type="float">
            <text:p>4.0635108</text:p>
          </table:table-cell>
        </table:table-row>
        <table:table-row table:style-name="ro1">
          <table:table-cell office:value-type="float" office:value="0.1795554" calcext:value-type="float">
            <text:p>0.1795554</text:p>
          </table:table-cell>
          <table:table-cell office:value-type="float" office:value="3.9295476" calcext:value-type="float">
            <text:p>3.9295476</text:p>
          </table:table-cell>
        </table:table-row>
        <table:table-row table:style-name="ro1">
          <table:table-cell office:value-type="float" office:value="0.2003022" calcext:value-type="float">
            <text:p>0.2003022</text:p>
          </table:table-cell>
          <table:table-cell office:value-type="float" office:value="3.7960812" calcext:value-type="float">
            <text:p>3.7960812</text:p>
          </table:table-cell>
        </table:table-row>
        <table:table-row table:style-name="ro1">
          <table:table-cell office:value-type="float" office:value="0.2209248" calcext:value-type="float">
            <text:p>0.2209248</text:p>
          </table:table-cell>
          <table:table-cell office:value-type="float" office:value="3.6620478" calcext:value-type="float">
            <text:p>3.6620478</text:p>
          </table:table-cell>
        </table:table-row>
        <table:table-row table:style-name="ro1">
          <table:table-cell office:value-type="float" office:value="0.2409534" calcext:value-type="float">
            <text:p>0.2409534</text:p>
          </table:table-cell>
          <table:table-cell office:value-type="float" office:value="3.5275176" calcext:value-type="float">
            <text:p>3.5275176</text:p>
          </table:table-cell>
        </table:table-row>
        <table:table-row table:style-name="ro1">
          <table:table-cell office:value-type="float" office:value="0.2599776" calcext:value-type="float">
            <text:p>0.2599776</text:p>
          </table:table-cell>
          <table:table-cell office:value-type="float" office:value="3.3930414" calcext:value-type="float">
            <text:p>3.3930414</text:p>
          </table:table-cell>
        </table:table-row>
        <table:table-row table:style-name="ro1">
          <table:table-cell office:value-type="float" office:value="0.2778138" calcext:value-type="float">
            <text:p>0.2778138</text:p>
          </table:table-cell>
          <table:table-cell office:value-type="float" office:value="3.2584518" calcext:value-type="float">
            <text:p>3.2584518</text:p>
          </table:table-cell>
        </table:table-row>
        <table:table-row table:style-name="ro1">
          <table:table-cell office:value-type="float" office:value="0.294354" calcext:value-type="float">
            <text:p>0.294354</text:p>
          </table:table-cell>
          <table:table-cell office:value-type="float" office:value="3.1239648" calcext:value-type="float">
            <text:p>3.1239648</text:p>
          </table:table-cell>
        </table:table-row>
        <table:table-row table:style-name="ro1">
          <table:table-cell office:value-type="float" office:value="0.3095496" calcext:value-type="float">
            <text:p>0.3095496</text:p>
          </table:table-cell>
          <table:table-cell office:value-type="float" office:value="2.9895372" calcext:value-type="float">
            <text:p>2.9895372</text:p>
          </table:table-cell>
        </table:table-row>
        <table:table-row table:style-name="ro1">
          <table:table-cell office:value-type="float" office:value="0.3233304" calcext:value-type="float">
            <text:p>0.3233304</text:p>
          </table:table-cell>
          <table:table-cell office:value-type="float" office:value="2.8550178" calcext:value-type="float">
            <text:p>2.8550178</text:p>
          </table:table-cell>
        </table:table-row>
        <table:table-row table:style-name="ro1">
          <table:table-cell office:value-type="float" office:value="0.3354966" calcext:value-type="float">
            <text:p>0.3354966</text:p>
          </table:table-cell>
          <table:table-cell office:value-type="float" office:value="2.7203202" calcext:value-type="float">
            <text:p>2.7203202</text:p>
          </table:table-cell>
        </table:table-row>
        <table:table-row table:style-name="ro1">
          <table:table-cell office:value-type="float" office:value="0.3456702" calcext:value-type="float">
            <text:p>0.3456702</text:p>
          </table:table-cell>
          <table:table-cell office:value-type="float" office:value="2.5860114" calcext:value-type="float">
            <text:p>2.5860114</text:p>
          </table:table-cell>
        </table:table-row>
        <table:table-row table:style-name="ro1">
          <table:table-cell office:value-type="float" office:value="0.3536946" calcext:value-type="float">
            <text:p>0.3536946</text:p>
          </table:table-cell>
          <table:table-cell office:value-type="float" office:value="2.4498612" calcext:value-type="float">
            <text:p>2.4498612</text:p>
          </table:table-cell>
        </table:table-row>
        <table:table-row table:style-name="ro1">
          <table:table-cell office:value-type="float" office:value="0.3593322" calcext:value-type="float">
            <text:p>0.3593322</text:p>
          </table:table-cell>
          <table:table-cell office:value-type="float" office:value="2.313306" calcext:value-type="float">
            <text:p>2.313306</text:p>
          </table:table-cell>
        </table:table-row>
        <table:table-row table:style-name="ro1">
          <table:table-cell office:value-type="float" office:value="0.3626802" calcext:value-type="float">
            <text:p>0.3626802</text:p>
          </table:table-cell>
          <table:table-cell office:value-type="float" office:value="2.1778038" calcext:value-type="float">
            <text:p>2.1778038</text:p>
          </table:table-cell>
        </table:table-row>
        <table:table-row table:style-name="ro1">
          <table:table-cell office:value-type="float" office:value="0.3640788" calcext:value-type="float">
            <text:p>0.3640788</text:p>
          </table:table-cell>
          <table:table-cell office:value-type="float" office:value="2.041956" calcext:value-type="float">
            <text:p>2.041956</text:p>
          </table:table-cell>
        </table:table-row>
        <table:table-row table:style-name="ro1">
          <table:table-cell office:value-type="float" office:value="0.3638574" calcext:value-type="float">
            <text:p>0.3638574</text:p>
          </table:table-cell>
          <table:table-cell office:value-type="float" office:value="1.9069668" calcext:value-type="float">
            <text:p>1.9069668</text:p>
          </table:table-cell>
        </table:table-row>
        <table:table-row table:style-name="ro1">
          <table:table-cell office:value-type="float" office:value="0.3597156" calcext:value-type="float">
            <text:p>0.3597156</text:p>
          </table:table-cell>
          <table:table-cell office:value-type="float" office:value="1.636983" calcext:value-type="float">
            <text:p>1.636983</text:p>
          </table:table-cell>
        </table:table-row>
        <table:table-row table:style-name="ro1">
          <table:table-cell office:value-type="float" office:value="0.3517722" calcext:value-type="float">
            <text:p>0.3517722</text:p>
          </table:table-cell>
          <table:table-cell office:value-type="float" office:value="1.3659624" calcext:value-type="float">
            <text:p>1.3659624</text:p>
          </table:table-cell>
        </table:table-row>
        <table:table-row table:style-name="ro1">
          <table:table-cell office:value-type="float" office:value="0.3464802" calcext:value-type="float">
            <text:p>0.3464802</text:p>
          </table:table-cell>
          <table:table-cell office:value-type="float" office:value="1.229904" calcext:value-type="float">
            <text:p>1.229904</text:p>
          </table:table-cell>
        </table:table-row>
        <table:table-row table:style-name="ro1">
          <table:table-cell office:value-type="float" office:value="0.340173" calcext:value-type="float">
            <text:p>0.340173</text:p>
          </table:table-cell>
          <table:table-cell office:value-type="float" office:value="1.0938024" calcext:value-type="float">
            <text:p>1.0938024</text:p>
          </table:table-cell>
        </table:table-row>
        <table:table-row table:style-name="ro1">
          <table:table-cell office:value-type="float" office:value="0.3325266" calcext:value-type="float">
            <text:p>0.3325266</text:p>
          </table:table-cell>
          <table:table-cell office:value-type="float" office:value="0.9570258" calcext:value-type="float">
            <text:p>0.9570258</text:p>
          </table:table-cell>
        </table:table-row>
        <table:table-row table:style-name="ro1">
          <table:table-cell office:value-type="float" office:value="0.322866" calcext:value-type="float">
            <text:p>0.322866</text:p>
          </table:table-cell>
          <table:table-cell office:value-type="float" office:value="0.8199468" calcext:value-type="float">
            <text:p>0.8199468</text:p>
          </table:table-cell>
        </table:table-row>
        <table:table-row table:style-name="ro1">
          <table:table-cell office:value-type="float" office:value="0.3095496" calcext:value-type="float">
            <text:p>0.3095496</text:p>
          </table:table-cell>
          <table:table-cell office:value-type="float" office:value="0.6811722" calcext:value-type="float">
            <text:p>0.6811722</text:p>
          </table:table-cell>
        </table:table-row>
        <table:table-row table:style-name="ro1">
          <table:table-cell office:value-type="float" office:value="0.2898342" calcext:value-type="float">
            <text:p>0.2898342</text:p>
          </table:table-cell>
          <table:table-cell office:value-type="float" office:value="0.5410152" calcext:value-type="float">
            <text:p>0.5410152</text:p>
          </table:table-cell>
        </table:table-row>
        <table:table-row table:style-name="ro1">
          <table:table-cell office:value-type="float" office:value="0.2589462" calcext:value-type="float">
            <text:p>0.2589462</text:p>
          </table:table-cell>
          <table:table-cell office:value-type="float" office:value="0.3979044" calcext:value-type="float">
            <text:p>0.3979044</text:p>
          </table:table-cell>
        </table:table-row>
        <table:table-row table:style-name="ro1">
          <table:table-cell office:value-type="float" office:value="0.209925" calcext:value-type="float">
            <text:p>0.209925</text:p>
          </table:table-cell>
          <table:table-cell office:value-type="float" office:value="0.2539944" calcext:value-type="float">
            <text:p>0.2539944</text:p>
          </table:table-cell>
        </table:table-row>
        <table:table-row table:style-name="ro1">
          <table:table-cell office:value-type="float" office:value="0.140292" calcext:value-type="float">
            <text:p>0.140292</text:p>
          </table:table-cell>
          <table:table-cell office:value-type="float" office:value="0.1271322" calcext:value-type="float">
            <text:p>0.1271322</text:p>
          </table:table-cell>
        </table:table-row>
        <table:table-row table:style-name="ro1">
          <table:table-cell office:value-type="float" office:value="0.071145" calcext:value-type="float">
            <text:p>0.071145</text:p>
          </table:table-cell>
          <table:table-cell office:value-type="float" office:value="0.0489888" calcext:value-type="float">
            <text:p>0.0489888</text:p>
          </table:table-cell>
        </table:table-row>
        <table:table-row table:style-name="ro1">
          <table:table-cell office:value-type="float" office:value="0.0232902" calcext:value-type="float">
            <text:p>0.0232902</text:p>
          </table:table-cell>
          <table:table-cell office:value-type="float" office:value="0.0154656" calcext:value-type="float">
            <text:p>0.0154656</text:p>
          </table:table-cell>
        </table:table-row>
        <table:table-row table:style-name="ro1">
          <table:table-cell office:value-type="float" office:value="-0.0309204" calcext:value-type="float">
            <text:p>-0.030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8978" calcext:value-type="float">
            <text:p>-0.0858978</text:p>
          </table:table-cell>
          <table:table-cell office:value-type="float" office:value="0.0253098" calcext:value-type="float">
            <text:p>0.0253098</text:p>
          </table:table-cell>
        </table:table-row>
        <table:table-row table:style-name="ro1">
          <table:table-cell office:value-type="float" office:value="-0.1178442" calcext:value-type="float">
            <text:p>-0.1178442</text:p>
          </table:table-cell>
          <table:table-cell office:value-type="float" office:value="0.07749" calcext:value-type="float">
            <text:p>0.07749</text:p>
          </table:table-cell>
        </table:table-row>
        <table:table-row table:style-name="ro1">
          <table:table-cell office:value-type="float" office:value="-0.1225962" calcext:value-type="float">
            <text:p>-0.1225962</text:p>
          </table:table-cell>
          <table:table-cell office:value-type="float" office:value="0.0888948" calcext:value-type="float">
            <text:p>0.0888948</text:p>
          </table:table-cell>
        </table:table-row>
        <table:table-row table:style-name="ro1">
          <table:table-cell office:value-type="float" office:value="-0.1385856" calcext:value-type="float">
            <text:p>-0.1385856</text:p>
          </table:table-cell>
          <table:table-cell office:value-type="float" office:value="0.1359936" calcext:value-type="float">
            <text:p>0.1359936</text:p>
          </table:table-cell>
        </table:table-row>
        <table:table-row table:style-name="ro1">
          <table:table-cell office:value-type="float" office:value="-0.1522746" calcext:value-type="float">
            <text:p>-0.1522746</text:p>
          </table:table-cell>
          <table:table-cell office:value-type="float" office:value="0.192213" calcext:value-type="float">
            <text:p>0.192213</text:p>
          </table:table-cell>
        </table:table-row>
        <table:table-row table:style-name="ro1">
          <table:table-cell office:value-type="float" office:value="-0.1705104" calcext:value-type="float">
            <text:p>-0.1705104</text:p>
          </table:table-cell>
          <table:table-cell office:value-type="float" office:value="0.334071" calcext:value-type="float">
            <text:p>0.334071</text:p>
          </table:table-cell>
        </table:table-row>
        <table:table-row table:style-name="ro1">
          <table:table-cell office:value-type="float" office:value="-0.1746198" calcext:value-type="float">
            <text:p>-0.1746198</text:p>
          </table:table-cell>
          <table:table-cell office:value-type="float" office:value="0.4588866" calcext:value-type="float">
            <text:p>0.4588866</text:p>
          </table:table-cell>
        </table:table-row>
        <table:table-row table:style-name="ro1">
          <table:table-cell office:value-type="float" office:value="-0.1728594" calcext:value-type="float">
            <text:p>-0.1728594</text:p>
          </table:table-cell>
          <table:table-cell office:value-type="float" office:value="0.5845068" calcext:value-type="float">
            <text:p>0.5845068</text:p>
          </table:table-cell>
        </table:table-row>
        <table:table-row table:style-name="ro1">
          <table:table-cell office:value-type="float" office:value="-0.1688526" calcext:value-type="float">
            <text:p>-0.1688526</text:p>
          </table:table-cell>
          <table:table-cell office:value-type="float" office:value="0.7130754" calcext:value-type="float">
            <text:p>0.7130754</text:p>
          </table:table-cell>
        </table:table-row>
        <table:table-row table:style-name="ro1">
          <table:table-cell office:value-type="float" office:value="-0.1652994" calcext:value-type="float">
            <text:p>-0.1652994</text:p>
          </table:table-cell>
          <table:table-cell office:value-type="float" office:value="0.8430264" calcext:value-type="float">
            <text:p>0.8430264</text:p>
          </table:table-cell>
        </table:table-row>
        <table:table-row table:style-name="ro1">
          <table:table-cell office:value-type="float" office:value="-0.1634904" calcext:value-type="float">
            <text:p>-0.1634904</text:p>
          </table:table-cell>
          <table:table-cell office:value-type="float" office:value="0.974673" calcext:value-type="float">
            <text:p>0.974673</text:p>
          </table:table-cell>
        </table:table-row>
        <table:table-row table:style-name="ro1">
          <table:table-cell office:value-type="float" office:value="-0.1633878" calcext:value-type="float">
            <text:p>-0.1633878</text:p>
          </table:table-cell>
          <table:table-cell office:value-type="float" office:value="1.106622" calcext:value-type="float">
            <text:p>1.106622</text:p>
          </table:table-cell>
        </table:table-row>
        <table:table-row table:style-name="ro1">
          <table:table-cell office:value-type="float" office:value="-0.164322" calcext:value-type="float">
            <text:p>-0.164322</text:p>
          </table:table-cell>
          <table:table-cell office:value-type="float" office:value="1.239246" calcext:value-type="float">
            <text:p>1.239246</text:p>
          </table:table-cell>
        </table:table-row>
        <table:table-row table:style-name="ro1">
          <table:table-cell office:value-type="float" office:value="-0.1657962" calcext:value-type="float">
            <text:p>-0.1657962</text:p>
          </table:table-cell>
          <table:table-cell office:value-type="float" office:value="1.3719186" calcext:value-type="float">
            <text:p>1.3719186</text:p>
          </table:table-cell>
        </table:table-row>
        <table:table-row table:style-name="ro1">
          <table:table-cell office:value-type="float" office:value="-0.1695222" calcext:value-type="float">
            <text:p>-0.1695222</text:p>
          </table:table-cell>
          <table:table-cell office:value-type="float" office:value="1.6383492" calcext:value-type="float">
            <text:p>1.6383492</text:p>
          </table:table-cell>
        </table:table-row>
        <table:table-row table:style-name="ro1">
          <table:table-cell office:value-type="float" office:value="-0.173286" calcext:value-type="float">
            <text:p>-0.173286</text:p>
          </table:table-cell>
          <table:table-cell office:value-type="float" office:value="1.9058166" calcext:value-type="float">
            <text:p>1.9058166</text:p>
          </table:table-cell>
        </table:table-row>
        <table:table-row table:style-name="ro1">
          <table:table-cell office:value-type="float" office:value="-0.1747926" calcext:value-type="float">
            <text:p>-0.1747926</text:p>
          </table:table-cell>
          <table:table-cell office:value-type="float" office:value="2.0395584" calcext:value-type="float">
            <text:p>2.0395584</text:p>
          </table:table-cell>
        </table:table-row>
        <table:table-row table:style-name="ro1">
          <table:table-cell office:value-type="float" office:value="-0.1757862" calcext:value-type="float">
            <text:p>-0.1757862</text:p>
          </table:table-cell>
          <table:table-cell office:value-type="float" office:value="2.1724362" calcext:value-type="float">
            <text:p>2.1724362</text:p>
          </table:table-cell>
        </table:table-row>
        <table:table-row table:style-name="ro1">
          <table:table-cell office:value-type="float" office:value="-0.17604" calcext:value-type="float">
            <text:p>-0.17604</text:p>
          </table:table-cell>
          <table:table-cell office:value-type="float" office:value="2.3056596" calcext:value-type="float">
            <text:p>2.3056596</text:p>
          </table:table-cell>
        </table:table-row>
        <table:table-row table:style-name="ro1">
          <table:table-cell office:value-type="float" office:value="-0.1753596" calcext:value-type="float">
            <text:p>-0.1753596</text:p>
          </table:table-cell>
          <table:table-cell office:value-type="float" office:value="2.4378354" calcext:value-type="float">
            <text:p>2.4378354</text:p>
          </table:table-cell>
        </table:table-row>
        <table:table-row table:style-name="ro1">
          <table:table-cell office:value-type="float" office:value="-0.1736802" calcext:value-type="float">
            <text:p>-0.1736802</text:p>
          </table:table-cell>
          <table:table-cell office:value-type="float" office:value="2.5704108" calcext:value-type="float">
            <text:p>2.5704108</text:p>
          </table:table-cell>
        </table:table-row>
        <table:table-row table:style-name="ro1">
          <table:table-cell office:value-type="float" office:value="-0.1709586" calcext:value-type="float">
            <text:p>-0.1709586</text:p>
          </table:table-cell>
          <table:table-cell office:value-type="float" office:value="2.7048276" calcext:value-type="float">
            <text:p>2.7048276</text:p>
          </table:table-cell>
        </table:table-row>
        <table:table-row table:style-name="ro1">
          <table:table-cell office:value-type="float" office:value="-0.1672488" calcext:value-type="float">
            <text:p>-0.1672488</text:p>
          </table:table-cell>
          <table:table-cell office:value-type="float" office:value="2.8388556" calcext:value-type="float">
            <text:p>2.8388556</text:p>
          </table:table-cell>
        </table:table-row>
        <table:table-row table:style-name="ro1">
          <table:table-cell office:value-type="float" office:value="-0.162486" calcext:value-type="float">
            <text:p>-0.162486</text:p>
          </table:table-cell>
          <table:table-cell office:value-type="float" office:value="2.9730618" calcext:value-type="float">
            <text:p>2.9730618</text:p>
          </table:table-cell>
        </table:table-row>
        <table:table-row table:style-name="ro1">
          <table:table-cell office:value-type="float" office:value="-0.1569348" calcext:value-type="float">
            <text:p>-0.1569348</text:p>
          </table:table-cell>
          <table:table-cell office:value-type="float" office:value="3.1073598" calcext:value-type="float">
            <text:p>3.1073598</text:p>
          </table:table-cell>
        </table:table-row>
        <table:table-row table:style-name="ro1">
          <table:table-cell office:value-type="float" office:value="-0.1508382" calcext:value-type="float">
            <text:p>-0.1508382</text:p>
          </table:table-cell>
          <table:table-cell office:value-type="float" office:value="3.2416038" calcext:value-type="float">
            <text:p>3.2416038</text:p>
          </table:table-cell>
        </table:table-row>
        <table:table-row table:style-name="ro1">
          <table:table-cell office:value-type="float" office:value="-0.14445" calcext:value-type="float">
            <text:p>-0.14445</text:p>
          </table:table-cell>
          <table:table-cell office:value-type="float" office:value="3.3757344" calcext:value-type="float">
            <text:p>3.3757344</text:p>
          </table:table-cell>
        </table:table-row>
        <table:table-row table:style-name="ro1">
          <table:table-cell office:value-type="float" office:value="-0.1379268" calcext:value-type="float">
            <text:p>-0.1379268</text:p>
          </table:table-cell>
          <table:table-cell office:value-type="float" office:value="3.5099838" calcext:value-type="float">
            <text:p>3.5099838</text:p>
          </table:table-cell>
        </table:table-row>
        <table:table-row table:style-name="ro1">
          <table:table-cell office:value-type="float" office:value="-0.1313658" calcext:value-type="float">
            <text:p>-0.1313658</text:p>
          </table:table-cell>
          <table:table-cell office:value-type="float" office:value="3.6441846" calcext:value-type="float">
            <text:p>3.6441846</text:p>
          </table:table-cell>
        </table:table-row>
        <table:table-row table:style-name="ro1">
          <table:table-cell office:value-type="float" office:value="-0.1247832" calcext:value-type="float">
            <text:p>-0.1247832</text:p>
          </table:table-cell>
          <table:table-cell office:value-type="float" office:value="3.7788768" calcext:value-type="float">
            <text:p>3.7788768</text:p>
          </table:table-cell>
        </table:table-row>
        <table:table-row table:style-name="ro1">
          <table:table-cell office:value-type="float" office:value="-0.1181142" calcext:value-type="float">
            <text:p>-0.1181142</text:p>
          </table:table-cell>
          <table:table-cell office:value-type="float" office:value="3.914136" calcext:value-type="float">
            <text:p>3.914136</text:p>
          </table:table-cell>
        </table:table-row>
        <table:table-row table:style-name="ro1">
          <table:table-cell office:value-type="float" office:value="-0.111294" calcext:value-type="float">
            <text:p>-0.111294</text:p>
          </table:table-cell>
          <table:table-cell office:value-type="float" office:value="4.0489038" calcext:value-type="float">
            <text:p>4.0489038</text:p>
          </table:table-cell>
        </table:table-row>
        <table:table-row table:style-name="ro1">
          <table:table-cell office:value-type="float" office:value="-0.1040742" calcext:value-type="float">
            <text:p>-0.1040742</text:p>
          </table:table-cell>
          <table:table-cell office:value-type="float" office:value="4.1842764" calcext:value-type="float">
            <text:p>4.1842764</text:p>
          </table:table-cell>
        </table:table-row>
        <table:table-row table:style-name="ro1">
          <table:table-cell office:value-type="float" office:value="-0.0962172" calcext:value-type="float">
            <text:p>-0.0962172</text:p>
          </table:table-cell>
          <table:table-cell office:value-type="float" office:value="4.3206156" calcext:value-type="float">
            <text:p>4.3206156</text:p>
          </table:table-cell>
        </table:table-row>
        <table:table-row table:style-name="ro1">
          <table:table-cell office:value-type="float" office:value="-0.087561" calcext:value-type="float">
            <text:p>-0.087561</text:p>
          </table:table-cell>
          <table:table-cell office:value-type="float" office:value="4.4565228" calcext:value-type="float">
            <text:p>4.4565228</text:p>
          </table:table-cell>
        </table:table-row>
        <table:table-row table:style-name="ro1">
          <table:table-cell office:value-type="float" office:value="-0.077868" calcext:value-type="float">
            <text:p>-0.077868</text:p>
          </table:table-cell>
          <table:table-cell office:value-type="float" office:value="4.5920844" calcext:value-type="float">
            <text:p>4.5920844</text:p>
          </table:table-cell>
        </table:table-row>
        <table:table-row table:style-name="ro1">
          <table:table-cell office:value-type="float" office:value="-0.0671922" calcext:value-type="float">
            <text:p>-0.0671922</text:p>
          </table:table-cell>
          <table:table-cell office:value-type="float" office:value="4.7272734" calcext:value-type="float">
            <text:p>4.7272734</text:p>
          </table:table-cell>
        </table:table-row>
        <table:table-row table:style-name="ro1">
          <table:table-cell office:value-type="float" office:value="-0.0556848" calcext:value-type="float">
            <text:p>-0.0556848</text:p>
          </table:table-cell>
          <table:table-cell office:value-type="float" office:value="4.8620196" calcext:value-type="float">
            <text:p>4.8620196</text:p>
          </table:table-cell>
        </table:table-row>
        <table:table-row table:style-name="ro1">
          <table:table-cell office:value-type="float" office:value="-0.0436266" calcext:value-type="float">
            <text:p>-0.0436266</text:p>
          </table:table-cell>
          <table:table-cell office:value-type="float" office:value="4.9966092" calcext:value-type="float">
            <text:p>4.9966092</text:p>
          </table:table-cell>
        </table:table-row>
        <table:table-row table:style-name="ro1">
          <table:table-cell office:value-type="float" office:value="-0.0309312" calcext:value-type="float">
            <text:p>-0.0309312</text:p>
          </table:table-cell>
          <table:table-cell office:value-type="float" office:value="5.1312258" calcext:value-type="float">
            <text:p>5.1312258</text:p>
          </table:table-cell>
        </table:table-row>
        <table:table-row table:style-name="ro1">
          <table:table-cell office:value-type="float" office:value="-0.017064" calcext:value-type="float">
            <text:p>-0.017064</text:p>
          </table:table-cell>
          <table:table-cell office:value-type="float" office:value="5.2657992" calcext:value-type="float">
            <text:p>5.2657992</text:p>
          </table:table-cell>
        </table:table-row>
        <table:table-row table:style-name="ro1">
          <table:table-cell office:value-type="float" office:value="0.0010962" calcext:value-type="float">
            <text:p>0.001096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-0.00108" calcext:value-type="float">
            <text:p>-0.00108</text:p>
          </table:table-cell>
          <table:table-cell office:value-type="float" office:value="5.4" calcext:value-type="float">
            <text:p>5.4</text:p>
          </table:table-cell>
        </table:table-row>
      </table:table>
      <table:named-expressions/>
      <table:database-ranges>
        <table:database-range table:name="__Anonymous_Sheet_DB__0" table:target-range-address="data.A45:data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7:22:19.568196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2-03T12:30:34.126000000</meta:creation-date>
    <dc:date>2017-02-26T17:25:56.033033722</dc:date>
    <meta:editing-duration>PT1H36M26S</meta:editing-duration>
    <meta:editing-cycles>20</meta:editing-cycles>
    <meta:generator>LibreOffice/4.2.8.2$Linux_X86_64 LibreOffice_project/420m0$Build-2</meta:generator>
    <meta:document-statistic meta:table-count="2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-0.1" chart:maximum="0.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cm" svg:height="4.387cm" xlink:href=".." xlink:type="simple" chart:class="chart:scatter" chart:style-name="ch1">
        <chart:plot-area chart:style-name="ch2" table:cell-range-address="data.C3:data.D86" svg:x="0.454cm" svg:y="0.087cm" svg:width="21.802cm" svg:height="4.213cm">
          <chartooo:coordinate-region svg:x="1.658cm" svg:y="0.286cm" svg:width="20.173cm" svg:height="3.8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D3:data.D86" chart:class="chart:scatter">
            <chart:domain table:cell-range-address="data.C3:data.C86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C3:data.C86</svg:desc>
                </draw:g>
              </table:table-cell>
              <table:table-cell office:value-type="float" office:value="0.001785">
                <text:p>0.001785</text:p>
                <draw:g>
                  <svg:desc>data.D3:data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5028">
                <text:p>0.975028</text:p>
              </table:table-cell>
              <table:table-cell office:value-type="float" office:value="0.003652">
                <text:p>0.003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0185">
                <text:p>0.950185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35">
                <text:p>0.92535</text:p>
              </table:table-cell>
              <table:table-cell office:value-type="float" office:value="0.008012">
                <text:p>0.008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0509">
                <text:p>0.900509</text:p>
              </table:table-cell>
              <table:table-cell office:value-type="float" office:value="0.010514">
                <text:p>0.010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699">
                <text:p>0.875699</text:p>
              </table:table-cell>
              <table:table-cell office:value-type="float" office:value="0.013211">
                <text:p>0.013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97">
                <text:p>0.85097</text:p>
              </table:table-cell>
              <table:table-cell office:value-type="float" office:value="0.016086">
                <text:p>0.016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309">
                <text:p>0.826309</text:p>
              </table:table-cell>
              <table:table-cell office:value-type="float" office:value="0.019139">
                <text:p>0.019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713">
                <text:p>0.801713</text:p>
              </table:table-cell>
              <table:table-cell office:value-type="float" office:value="0.022378">
                <text:p>0.022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7197">
                <text:p>0.777197</text:p>
              </table:table-cell>
              <table:table-cell office:value-type="float" office:value="0.025808">
                <text:p>0.025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2502">
                <text:p>0.752502</text:p>
              </table:table-cell>
              <table:table-cell office:value-type="float" office:value="0.029451">
                <text:p>0.029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7694">
                <text:p>0.727694</text:p>
              </table:table-cell>
              <table:table-cell office:value-type="float" office:value="0.033251">
                <text:p>0.033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2978">
                <text:p>0.702978</text:p>
              </table:table-cell>
              <table:table-cell office:value-type="float" office:value="0.037093">
                <text:p>0.037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8157">
                <text:p>0.678157</text:p>
              </table:table-cell>
              <table:table-cell office:value-type="float" office:value="0.040912">
                <text:p>0.040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3244">
                <text:p>0.653244</text:p>
              </table:table-cell>
              <table:table-cell office:value-type="float" office:value="0.044621">
                <text:p>0.044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8341">
                <text:p>0.628341</text:p>
              </table:table-cell>
              <table:table-cell office:value-type="float" office:value="0.048144">
                <text:p>0.048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417">
                <text:p>0.603417</text:p>
              </table:table-cell>
              <table:table-cell office:value-type="float" office:value="0.051447">
                <text:p>0.051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8512">
                <text:p>0.578512</text:p>
              </table:table-cell>
              <table:table-cell office:value-type="float" office:value="0.05451">
                <text:p>0.05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3618">
                <text:p>0.553618</text:p>
              </table:table-cell>
              <table:table-cell office:value-type="float" office:value="0.057324">
                <text:p>0.057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8707">
                <text:p>0.528707</text:p>
              </table:table-cell>
              <table:table-cell office:value-type="float" office:value="0.059876">
                <text:p>0.059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3763">
                <text:p>0.503763</text:p>
              </table:table-cell>
              <table:table-cell office:value-type="float" office:value="0.062129">
                <text:p>0.06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891">
                <text:p>0.478891</text:p>
              </table:table-cell>
              <table:table-cell office:value-type="float" office:value="0.064013">
                <text:p>0.064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3678">
                <text:p>0.453678</text:p>
              </table:table-cell>
              <table:table-cell office:value-type="float" office:value="0.065499">
                <text:p>0.065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839">
                <text:p>0.42839</text:p>
              </table:table-cell>
              <table:table-cell office:value-type="float" office:value="0.066543">
                <text:p>0.066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3297">
                <text:p>0.403297</text:p>
              </table:table-cell>
              <table:table-cell office:value-type="float" office:value="0.067163">
                <text:p>0.067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814">
                <text:p>0.37814</text:p>
              </table:table-cell>
              <table:table-cell office:value-type="float" office:value="0.067422">
                <text:p>0.067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142">
                <text:p>0.353142</text:p>
              </table:table-cell>
              <table:table-cell office:value-type="float" office:value="0.067381">
                <text:p>0.06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3145">
                <text:p>0.303145</text:p>
              </table:table-cell>
              <table:table-cell office:value-type="float" office:value="0.066614">
                <text:p>0.066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2956">
                <text:p>0.252956</text:p>
              </table:table-cell>
              <table:table-cell office:value-type="float" office:value="0.065143">
                <text:p>0.065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776">
                <text:p>0.22776</text:p>
              </table:table-cell>
              <table:table-cell office:value-type="float" office:value="0.064163">
                <text:p>0.064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2556">
                <text:p>0.202556</text:p>
              </table:table-cell>
              <table:table-cell office:value-type="float" office:value="0.062995">
                <text:p>0.062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7227">
                <text:p>0.177227</text:p>
              </table:table-cell>
              <table:table-cell office:value-type="float" office:value="0.061579">
                <text:p>0.061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1842">
                <text:p>0.151842</text:p>
              </table:table-cell>
              <table:table-cell office:value-type="float" office:value="0.05979">
                <text:p>0.05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6143">
                <text:p>0.126143</text:p>
              </table:table-cell>
              <table:table-cell office:value-type="float" office:value="0.057324">
                <text:p>0.057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0188">
                <text:p>0.100188</text:p>
              </table:table-cell>
              <table:table-cell office:value-type="float" office:value="0.053673">
                <text:p>0.053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3686">
                <text:p>0.073686</text:p>
              </table:table-cell>
              <table:table-cell office:value-type="float" office:value="0.047953">
                <text:p>0.047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036">
                <text:p>0.047036</text:p>
              </table:table-cell>
              <table:table-cell office:value-type="float" office:value="0.038875">
                <text:p>0.038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543">
                <text:p>0.023543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072">
                <text:p>0.009072</text:p>
              </table:table-cell>
              <table:table-cell office:value-type="float" office:value="0.013175">
                <text:p>0.013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64">
                <text:p>0.002864</text:p>
              </table:table-cell>
              <table:table-cell office:value-type="float" office:value="0.004313">
                <text:p>0.004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05726">
                <text:p>-0.005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687">
                <text:p>0.004687</text:p>
              </table:table-cell>
              <table:table-cell office:value-type="float" office:value="-0.015907">
                <text:p>-0.015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35">
                <text:p>0.01435</text:p>
              </table:table-cell>
              <table:table-cell office:value-type="float" office:value="-0.021823">
                <text:p>-0.021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462">
                <text:p>0.016462</text:p>
              </table:table-cell>
              <table:table-cell office:value-type="float" office:value="-0.022703">
                <text:p>-0.022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184">
                <text:p>0.025184</text:p>
              </table:table-cell>
              <table:table-cell office:value-type="float" office:value="-0.025664">
                <text:p>-0.025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595">
                <text:p>0.035595</text:p>
              </table:table-cell>
              <table:table-cell office:value-type="float" office:value="-0.028199">
                <text:p>-0.028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1865">
                <text:p>0.061865</text:p>
              </table:table-cell>
              <table:table-cell office:value-type="float" office:value="-0.031576">
                <text:p>-0.031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4979">
                <text:p>0.084979</text:p>
              </table:table-cell>
              <table:table-cell office:value-type="float" office:value="-0.032337">
                <text:p>-0.0323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8242">
                <text:p>0.108242</text:p>
              </table:table-cell>
              <table:table-cell office:value-type="float" office:value="-0.032011">
                <text:p>-0.032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2051">
                <text:p>0.132051</text:p>
              </table:table-cell>
              <table:table-cell office:value-type="float" office:value="-0.031269">
                <text:p>-0.031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6116">
                <text:p>0.156116</text:p>
              </table:table-cell>
              <table:table-cell office:value-type="float" office:value="-0.030611">
                <text:p>-0.030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0495">
                <text:p>0.180495</text:p>
              </table:table-cell>
              <table:table-cell office:value-type="float" office:value="-0.030276">
                <text:p>-0.03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493">
                <text:p>0.20493</text:p>
              </table:table-cell>
              <table:table-cell office:value-type="float" office:value="-0.030257">
                <text:p>-0.030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949">
                <text:p>0.22949</text:p>
              </table:table-cell>
              <table:table-cell office:value-type="float" office:value="-0.03043">
                <text:p>-0.03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059">
                <text:p>0.254059</text:p>
              </table:table-cell>
              <table:table-cell office:value-type="float" office:value="-0.030703">
                <text:p>-0.030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3398">
                <text:p>0.303398</text:p>
              </table:table-cell>
              <table:table-cell office:value-type="float" office:value="-0.031393">
                <text:p>-0.0313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2929">
                <text:p>0.352929</text:p>
              </table:table-cell>
              <table:table-cell office:value-type="float" office:value="-0.03209">
                <text:p>-0.03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7696">
                <text:p>0.377696</text:p>
              </table:table-cell>
              <table:table-cell office:value-type="float" office:value="-0.032369">
                <text:p>-0.032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2303">
                <text:p>0.402303</text:p>
              </table:table-cell>
              <table:table-cell office:value-type="float" office:value="-0.032553">
                <text:p>-0.032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6974">
                <text:p>0.426974</text:p>
              </table:table-cell>
              <table:table-cell office:value-type="float" office:value="-0.0326">
                <text:p>-0.0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1451">
                <text:p>0.451451</text:p>
              </table:table-cell>
              <table:table-cell office:value-type="float" office:value="-0.032474">
                <text:p>-0.03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6002">
                <text:p>0.476002</text:p>
              </table:table-cell>
              <table:table-cell office:value-type="float" office:value="-0.032163">
                <text:p>-0.032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894">
                <text:p>0.500894</text:p>
              </table:table-cell>
              <table:table-cell office:value-type="float" office:value="-0.031659">
                <text:p>-0.031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714">
                <text:p>0.525714</text:p>
              </table:table-cell>
              <table:table-cell office:value-type="float" office:value="-0.030972">
                <text:p>-0.030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567">
                <text:p>0.550567</text:p>
              </table:table-cell>
              <table:table-cell office:value-type="float" office:value="-0.03009">
                <text:p>-0.03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5437">
                <text:p>0.575437</text:p>
              </table:table-cell>
              <table:table-cell office:value-type="float" office:value="-0.029062">
                <text:p>-0.029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0297">
                <text:p>0.600297</text:p>
              </table:table-cell>
              <table:table-cell office:value-type="float" office:value="-0.027933">
                <text:p>-0.027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136">
                <text:p>0.625136</text:p>
              </table:table-cell>
              <table:table-cell office:value-type="float" office:value="-0.02675">
                <text:p>-0.02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9997">
                <text:p>0.649997</text:p>
              </table:table-cell>
              <table:table-cell office:value-type="float" office:value="-0.025542">
                <text:p>-0.0255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4849">
                <text:p>0.674849</text:p>
              </table:table-cell>
              <table:table-cell office:value-type="float" office:value="-0.024327">
                <text:p>-0.024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9792">
                <text:p>0.699792</text:p>
              </table:table-cell>
              <table:table-cell office:value-type="float" office:value="-0.023108">
                <text:p>-0.023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484">
                <text:p>0.72484</text:p>
              </table:table-cell>
              <table:table-cell office:value-type="float" office:value="-0.021873">
                <text:p>-0.021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9797">
                <text:p>0.749797</text:p>
              </table:table-cell>
              <table:table-cell office:value-type="float" office:value="-0.02061">
                <text:p>-0.02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4866">
                <text:p>0.774866</text:p>
              </table:table-cell>
              <table:table-cell office:value-type="float" office:value="-0.019273">
                <text:p>-0.019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0114">
                <text:p>0.800114</text:p>
              </table:table-cell>
              <table:table-cell office:value-type="float" office:value="-0.017818">
                <text:p>-0.017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5282">
                <text:p>0.825282</text:p>
              </table:table-cell>
              <table:table-cell office:value-type="float" office:value="-0.016215">
                <text:p>-0.016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0386">
                <text:p>0.850386</text:p>
              </table:table-cell>
              <table:table-cell office:value-type="float" office:value="-0.01442">
                <text:p>-0.01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421">
                <text:p>0.875421</text:p>
              </table:table-cell>
              <table:table-cell office:value-type="float" office:value="-0.012443">
                <text:p>-0.012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0374">
                <text:p>0.900374</text:p>
              </table:table-cell>
              <table:table-cell office:value-type="float" office:value="-0.010312">
                <text:p>-0.010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5298">
                <text:p>0.925298</text:p>
              </table:table-cell>
              <table:table-cell office:value-type="float" office:value="-0.008079">
                <text:p>-0.008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0227">
                <text:p>0.950227</text:p>
              </table:table-cell>
              <table:table-cell office:value-type="float" office:value="-0.005728">
                <text:p>-0.005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5148">
                <text:p>0.975148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-0.0002">
                <text:p>-0.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